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ize="18pt" style:font-size-asian="18pt" style:font-size-complex="18pt"/>
    </style:style>
    <style:style style:name="T1_2" style:family="text">
      <style:text-properties fo:font-size="18pt" style:font-size-asian="18pt" style:font-size-complex="18pt"/>
    </style:style>
    <style:style style:name="T1_3" style:family="text">
      <style:text-properties fo:font-size="18pt" style:font-size-asian="18pt" style:font-size-complex="18pt"/>
    </style:style>
    <style:style style:name="T1_4" style:family="text">
      <style:text-properties fo:font-size="18pt" style:font-size-asian="18pt" style:font-size-complex="18pt"/>
    </style:style>
    <style:style style:name="T1_5" style:family="text">
      <style:text-properties fo:font-size="18pt" style:font-size-asian="18pt" style:font-size-complex="18pt"/>
    </style:style>
    <style:style style:name="T1_6" style:family="text">
      <style:text-properties fo:font-size="18pt" style:font-size-asian="18pt" style:font-size-complex="18pt"/>
    </style:style>
    <style:style style:name="T1_7" style:family="text">
      <style:text-properties fo:font-size="18pt" style:font-size-asian="18pt" style:font-size-complex="18pt"/>
    </style:style>
    <style:style style:name="T1_8" style:family="text">
      <style:text-properties fo:font-size="18pt" style:font-size-asian="18pt" style:font-size-complex="18pt"/>
    </style:style>
    <style:style style:name="T1_9" style:family="text">
      <style:text-properties fo:font-size="18pt" style:font-size-asian="18pt" style:font-size-complex="18pt"/>
    </style:style>
    <style:style style:name="T1_10" style:family="text">
      <style:text-properties fo:font-size="18pt" style:font-size-asian="18pt" style:font-size-complex="18pt"/>
    </style:style>
    <style:style style:name="P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weight="bold" style:font-weight-asian="bold" style:font-weight-complex="bold"/>
    </style:style>
    <style:style style:name="T3_2" style:family="text">
      <style:text-properties fo:font-weight="bold" style:font-weight-asian="bold" style:font-weight-complex="bold"/>
    </style:style>
    <style:style style:name="T3_3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/>
    </style:style>
    <style:style style:name="T5_2" style:family="text">
      <style:text-properties fo:font-weight="bold" style:font-weight-asian="bold" style:font-weight-complex="bold"/>
    </style:style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P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T11_2" style:family="text"/>
    <style:style style:name="T11_3" style:family="text"/>
    <style:style style:name="P12" style:family="paragraph" style:parent-style-name="Standard">
      <style:paragraph-properties fo:break-before="auto" fo:line-height="115%" fo:margin-top="0cm" fo:margin-bottom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P13" style:family="paragraph" style:parent-style-name="Standard">
      <style:paragraph-properties fo:break-before="auto" fo:text-indent="1.27cm" fo:line-height="115%" fo:margin-left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P14" style:family="paragraph" style:parent-style-name="Standard">
      <style:paragraph-properties fo:break-before="auto" fo:text-indent="1.27cm" fo:line-height="115%" fo:margin-left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P15" style:family="paragraph" style:parent-style-name="Standard">
      <style:paragraph-properties fo:break-before="auto" fo:text-indent="1.27cm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P16" style:family="paragraph" style:parent-style-name="Standard">
      <style:paragraph-properties fo:break-before="auto" fo:text-indent="1.27cm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P17" style:family="paragraph" style:parent-style-name="Standard">
      <style:paragraph-properties fo:break-before="auto" fo:text-indent="1.27cm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P18" style:family="paragraph" style:parent-style-name="Standard">
      <style:paragraph-properties fo:break-before="auto" fo:text-indent="1.27cm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P19" style:family="paragraph" style:parent-style-name="Standard">
      <style:paragraph-properties fo:break-before="auto" fo:text-indent="1.27cm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P20" style:family="paragraph" style:parent-style-name="Standard">
      <style:paragraph-properties fo:break-before="auto" fo:text-indent="1.27cm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P24" style:family="paragraph" style:parent-style-name="Standard">
      <style:paragraph-properties fo:break-before="auto" fo:line-height="115%" fo:margin-top="0cm" fo:margin-bottom="0cm" style:writing-mode="lr-tb"/>
    </style:style>
    <style:style style:name="T24_1" style:family="text"/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_1" style:family="text">
      <style:text-properties fo:font-weight="bold" style:font-weight-asian="bold" style:font-weight-complex="bold"/>
    </style:style>
    <style:style style:name="P2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7_1" style:family="text"/>
    <style:style style:name="P2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P2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P3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0_1" style:family="text"/>
    <style:style style:name="P3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P3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2_1" style:family="text"/>
    <style:style style:name="P3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P3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4_1" style:family="text"/>
    <style:style style:name="P3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P3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6_1" style:family="text"/>
    <style:style style:name="P3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P3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P3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9_1" style:family="text"/>
    <style:style style:name="P4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P4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P4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P4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3_1" style:family="text"/>
    <style:style style:name="T43_2" style:family="text"/>
    <style:style style:name="T43_3" style:family="text"/>
    <style:style style:name="P4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P4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5_1" style:family="text"/>
    <style:style style:name="P46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P47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48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fo:font-size="14pt" style:font-size-asian="14pt" style:font-size-complex="14pt" fo:font-weight="bold" style:font-weight-asian="bold" style:font-weight-complex="bold"/>
    </style:style>
    <style:style style:name="T49_2" style:family="text">
      <style:text-properties fo:font-size="14pt" style:font-size-asian="14pt" style:font-size-complex="14pt" fo:font-weight="bold" style:font-weight-asian="bold" style:font-weight-complex="bold"/>
    </style:style>
    <style:style style:name="T49_3" style:family="text">
      <style:text-properties fo:font-size="14pt" style:font-size-asian="14pt" style:font-size-complex="14pt" fo:font-weight="bold" style:font-weight-asian="bold" style:font-weight-complex="bold"/>
    </style:style>
    <style:style style:name="T49_4" style:family="text">
      <style:text-properties fo:font-size="14pt" style:font-size-asian="14pt" style:font-size-complex="14pt" fo:font-weight="bold" style:font-weight-asian="bold" style:font-weight-complex="bold"/>
    </style:style>
    <style:style style:name="T49_5" style:family="text">
      <style:text-properties fo:font-size="14pt" style:font-size-asian="14pt" style:font-size-complex="14pt" fo:font-weight="bold" style:font-weight-asian="bold" style:font-weight-complex="bold"/>
    </style:style>
    <style:style style:name="T49_6" style:family="text">
      <style:text-properties fo:font-size="14pt" style:font-size-asian="14pt" style:font-size-complex="14pt" fo:font-weight="bold" style:font-weight-asian="bold" style:font-weight-complex="bold"/>
    </style:style>
    <style:style style:name="P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_1" style:family="text"/>
    <style:style style:name="T50_2" style:family="text"/>
    <style:style style:name="P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3_1" style:family="text">
      <style:text-properties fo:font-size="14pt" style:font-size-asian="14pt" style:font-size-complex="14pt" fo:font-weight="bold" style:font-weight-asian="bold" style:font-weight-complex="bold"/>
    </style:style>
    <style:style style:name="T53_2" style:family="text">
      <style:text-properties fo:font-size="14pt" style:font-size-asian="14pt" style:font-size-complex="14pt" fo:font-weight="bold" style:font-weight-asian="bold" style:font-weight-complex="bold"/>
    </style:style>
    <style:style style:name="T53_3" style:family="text">
      <style:text-properties fo:font-size="14pt" style:font-size-asian="14pt" style:font-size-complex="14pt" fo:font-weight="bold" style:font-weight-asian="bold" style:font-weight-complex="bold"/>
    </style:style>
    <style:style style:name="T53_4" style:family="text">
      <style:text-properties fo:font-size="14pt" style:font-size-asian="14pt" style:font-size-complex="14pt" fo:font-weight="bold" style:font-weight-asian="bold" style:font-weight-complex="bold"/>
    </style:style>
    <style:style style:name="T53_5" style:family="text">
      <style:text-properties fo:font-size="14pt" style:font-size-asian="14pt" style:font-size-complex="14pt" fo:font-weight="bold" style:font-weight-asian="bold" style:font-weight-complex="bold"/>
    </style:style>
    <style:style style:name="T53_6" style:family="text">
      <style:text-properties fo:font-size="14pt" style:font-size-asian="14pt" style:font-size-complex="14pt" fo:font-weight="bold" style:font-weight-asian="bold" style:font-weight-complex="bold"/>
    </style:style>
    <style:style style:name="P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4_1" style:family="text"/>
    <style:style style:name="T54_2" style:family="text"/>
    <style:style style:name="P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7_1" style:family="text">
      <style:text-properties fo:font-size="14pt" style:font-size-asian="14pt" style:font-size-complex="14pt" fo:font-weight="bold" style:font-weight-asian="bold" style:font-weight-complex="bold"/>
    </style:style>
    <style:style style:name="T57_2" style:family="text">
      <style:text-properties fo:font-size="14pt" style:font-size-asian="14pt" style:font-size-complex="14pt" fo:font-weight="bold" style:font-weight-asian="bold" style:font-weight-complex="bold"/>
    </style:style>
    <style:style style:name="T57_3" style:family="text">
      <style:text-properties fo:font-size="14pt" style:font-size-asian="14pt" style:font-size-complex="14pt" fo:font-weight="bold" style:font-weight-asian="bold" style:font-weight-complex="bold"/>
    </style:style>
    <style:style style:name="T57_4" style:family="text">
      <style:text-properties fo:font-size="14pt" style:font-size-asian="14pt" style:font-size-complex="14pt" fo:font-weight="bold" style:font-weight-asian="bold" style:font-weight-complex="bold"/>
    </style:style>
    <style:style style:name="T57_5" style:family="text">
      <style:text-properties fo:font-size="14pt" style:font-size-asian="14pt" style:font-size-complex="14pt" fo:font-weight="bold" style:font-weight-asian="bold" style:font-weight-complex="bold"/>
    </style:style>
    <style:style style:name="T57_6" style:family="text">
      <style:text-properties fo:font-size="14pt" style:font-size-asian="14pt" style:font-size-complex="14pt" fo:font-weight="bold" style:font-weight-asian="bold" style:font-weight-complex="bold"/>
    </style:style>
    <style:style style:name="T57_7" style:family="text">
      <style:text-properties fo:font-size="14pt" style:font-size-asian="14pt" style:font-size-complex="14pt" fo:font-weight="bold" style:font-weight-asian="bold" style:font-weight-complex="bold"/>
    </style:style>
    <style:style style:name="T57_8" style:family="text">
      <style:text-properties fo:font-size="14pt" style:font-size-asian="14pt" style:font-size-complex="14pt" fo:font-weight="bold" style:font-weight-asian="bold" style:font-weight-complex="bold"/>
    </style:style>
    <style:style style:name="T57_9" style:family="text">
      <style:text-properties fo:font-size="14pt" style:font-size-asian="14pt" style:font-size-complex="14pt" fo:font-weight="bold" style:font-weight-asian="bold" style:font-weight-complex="bold"/>
    </style:style>
    <style:style style:name="T57_10" style:family="text">
      <style:text-properties fo:font-size="14pt" style:font-size-asian="14pt" style:font-size-complex="14pt" fo:font-weight="bold" style:font-weight-asian="bold" style:font-weight-complex="bold"/>
    </style:style>
    <style:style style:name="T57_11" style:family="text">
      <style:text-properties fo:font-size="14pt" style:font-size-asian="14pt" style:font-size-complex="14pt" fo:font-weight="bold" style:font-weight-asian="bold" style:font-weight-complex="bold"/>
    </style:style>
    <style:style style:name="T57_12" style:family="text">
      <style:text-properties fo:font-size="14pt" style:font-size-asian="14pt" style:font-size-complex="14pt" fo:font-weight="bold" style:font-weight-asian="bold" style:font-weight-complex="bold"/>
    </style:style>
    <style:style style:name="P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8_1" style:family="text"/>
    <style:style style:name="T58_2" style:family="text"/>
    <style:style style:name="P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1_1" style:family="text">
      <style:text-properties fo:font-size="14pt" style:font-size-asian="14pt" style:font-size-complex="14pt" fo:font-weight="bold" style:font-weight-asian="bold" style:font-weight-complex="bold"/>
    </style:style>
    <style:style style:name="T61_2" style:family="text">
      <style:text-properties fo:font-size="14pt" style:font-size-asian="14pt" style:font-size-complex="14pt" fo:font-weight="bold" style:font-weight-asian="bold" style:font-weight-complex="bold"/>
    </style:style>
    <style:style style:name="T61_3" style:family="text">
      <style:text-properties fo:font-size="14pt" style:font-size-asian="14pt" style:font-size-complex="14pt" fo:font-weight="bold" style:font-weight-asian="bold" style:font-weight-complex="bold"/>
    </style:style>
    <style:style style:name="T61_4" style:family="text">
      <style:text-properties fo:font-size="14pt" style:font-size-asian="14pt" style:font-size-complex="14pt" fo:font-weight="bold" style:font-weight-asian="bold" style:font-weight-complex="bold"/>
    </style:style>
    <style:style style:name="P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T62_40" style:family="text"/>
    <style:style style:name="T62_41" style:family="text"/>
    <style:style style:name="T62_42" style:family="text"/>
    <style:style style:name="T62_43" style:family="text"/>
    <style:style style:name="T62_44" style:family="text"/>
    <style:style style:name="P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5_1" style:family="text">
      <style:text-properties fo:font-size="14pt" style:font-size-asian="14pt" style:font-size-complex="14pt" fo:font-weight="bold" style:font-weight-asian="bold" style:font-weight-complex="bold"/>
    </style:style>
    <style:style style:name="T65_2" style:family="text">
      <style:text-properties fo:font-size="14pt" style:font-size-asian="14pt" style:font-size-complex="14pt" fo:font-weight="bold" style:font-weight-asian="bold" style:font-weight-complex="bold"/>
    </style:style>
    <style:style style:name="T65_3" style:family="text">
      <style:text-properties fo:font-size="14pt" style:font-size-asian="14pt" style:font-size-complex="14pt" fo:font-weight="bold" style:font-weight-asian="bold" style:font-weight-complex="bold"/>
    </style:style>
    <style:style style:name="T65_4" style:family="text">
      <style:text-properties fo:font-size="14pt" style:font-size-asian="14pt" style:font-size-complex="14pt" fo:font-weight="bold" style:font-weight-asian="bold" style:font-weight-complex="bold"/>
    </style:style>
    <style:style style:name="T65_5" style:family="text">
      <style:text-properties fo:font-size="14pt" style:font-size-asian="14pt" style:font-size-complex="14pt" fo:font-weight="bold" style:font-weight-asian="bold" style:font-weight-complex="bold"/>
    </style:style>
    <style:style style:name="T65_6" style:family="text">
      <style:text-properties fo:font-size="14pt" style:font-size-asian="14pt" style:font-size-complex="14pt" fo:font-weight="bold" style:font-weight-asian="bold" style:font-weight-complex="bold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>
      <style:text-properties fo:font-weight="bold" style:font-weight-asian="bold" style:font-weight-complex="bold"/>
    </style:style>
    <style:style style:name="T66_2" style:family="text">
      <style:text-properties fo:font-weight="bold" style:font-weight-asian="bold" style:font-weight-complex="bold"/>
    </style:style>
    <style:style style:name="T66_3" style:family="text">
      <style:text-properties fo:font-weight="bold" style:font-weight-asian="bold" style:font-weight-complex="bold"/>
    </style:style>
    <style:style style:name="T66_4" style:family="text">
      <style:text-properties fo:font-weight="bold" style:font-weight-asian="bold" style:font-weight-complex="bold"/>
    </style:style>
    <style:style style:name="T66_5" style:family="text">
      <style:text-properties fo:font-weight="bold" style:font-weight-asian="bold" style:font-weight-complex="bold"/>
    </style:style>
    <style:style style:name="T66_6" style:family="text">
      <style:text-properties fo:font-weight="bold" style:font-weight-asian="bold" style:font-weight-complex="bold"/>
    </style:style>
    <style:style style:name="T66_7" style:family="text">
      <style:text-properties fo:font-weight="bold" style:font-weight-asian="bold" style:font-weight-complex="bold"/>
    </style:style>
    <style:style style:name="T66_8" style:family="text">
      <style:text-properties fo:font-weight="bold" style:font-weight-asian="bold" style:font-weight-complex="bold"/>
    </style:style>
    <style:style style:name="T66_9" style:family="text">
      <style:text-properties fo:font-weight="bold" style:font-weight-asian="bold" style:font-weight-complex="bold"/>
    </style:style>
    <style:style style:name="T66_10" style:family="text">
      <style:text-properties fo:font-weight="bold" style:font-weight-asian="bold" style:font-weight-complex="bold"/>
    </style:style>
    <style:style style:name="T66_11" style:family="text">
      <style:text-properties fo:font-weight="bold" style:font-weight-asian="bold" style:font-weight-complex="bold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P6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>
      <style:text-properties fo:font-weight="bold" style:font-weight-asian="bold" style:font-weight-complex="bold"/>
    </style:style>
    <style:style style:name="T69_2" style:family="text">
      <style:text-properties fo:font-weight="bold" style:font-weight-asian="bold" style:font-weight-complex="bold"/>
    </style:style>
    <style:style style:name="T69_3" style:family="text">
      <style:text-properties fo:font-weight="bold" style:font-weight-asian="bold" style:font-weight-complex="bold"/>
    </style:style>
    <style:style style:name="T69_4" style:family="text">
      <style:text-properties fo:font-weight="bold" style:font-weight-asian="bold" style:font-weight-complex="bold"/>
    </style:style>
    <style:style style:name="T69_5" style:family="text">
      <style:text-properties fo:font-weight="bold" style:font-weight-asian="bold" style:font-weight-complex="bold"/>
    </style:style>
    <style:style style:name="T69_6" style:family="text">
      <style:text-properties fo:font-weight="bold" style:font-weight-asian="bold" style:font-weight-complex="bold"/>
    </style:style>
    <style:style style:name="T69_7" style:family="text">
      <style:text-properties fo:font-weight="bold" style:font-weight-asian="bold" style:font-weight-complex="bold"/>
    </style:style>
    <style:style style:name="T69_8" style:family="text">
      <style:text-properties fo:font-weight="bold" style:font-weight-asian="bold" style:font-weight-complex="bold"/>
    </style:style>
    <style:style style:name="T69_9" style:family="text">
      <style:text-properties fo:font-weight="bold" style:font-weight-asian="bold" style:font-weight-complex="bold"/>
    </style:style>
    <style:style style:name="T69_10" style:family="text">
      <style:text-properties fo:font-weight="bold" style:font-weight-asian="bold" style:font-weight-complex="bold"/>
    </style:style>
    <style:style style:name="T69_11" style:family="text">
      <style:text-properties fo:font-weight="bold" style:font-weight-asian="bold" style:font-weight-complex="bold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/>
    <style:style style:name="P7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>
      <style:text-properties fo:font-weight="bold" style:font-weight-asian="bold" style:font-weight-complex="bold"/>
    </style:style>
    <style:style style:name="T72_2" style:family="text">
      <style:text-properties fo:font-weight="bold" style:font-weight-asian="bold" style:font-weight-complex="bold"/>
    </style:style>
    <style:style style:name="T72_3" style:family="text">
      <style:text-properties fo:font-weight="bold" style:font-weight-asian="bold" style:font-weight-complex="bold"/>
    </style:style>
    <style:style style:name="T72_4" style:family="text">
      <style:text-properties fo:font-weight="bold" style:font-weight-asian="bold" style:font-weight-complex="bold"/>
    </style:style>
    <style:style style:name="T72_5" style:family="text">
      <style:text-properties fo:font-weight="bold" style:font-weight-asian="bold" style:font-weight-complex="bold"/>
    </style:style>
    <style:style style:name="T72_6" style:family="text">
      <style:text-properties fo:font-weight="bold" style:font-weight-asian="bold" style:font-weight-complex="bold"/>
    </style:style>
    <style:style style:name="T72_7" style:family="text">
      <style:text-properties fo:font-weight="bold" style:font-weight-asian="bold" style:font-weight-complex="bold"/>
    </style:style>
    <style:style style:name="T72_8" style:family="text">
      <style:text-properties fo:font-weight="bold" style:font-weight-asian="bold" style:font-weight-complex="bold"/>
    </style:style>
    <style:style style:name="T72_9" style:family="text">
      <style:text-properties fo:font-weight="bold" style:font-weight-asian="bold" style:font-weight-complex="bold"/>
    </style:style>
    <style:style style:name="T72_10" style:family="text">
      <style:text-properties fo:font-weight="bold" style:font-weight-asian="bold" style:font-weight-complex="bold"/>
    </style:style>
    <style:style style:name="T72_11" style:family="text">
      <style:text-properties fo:font-weight="bold" style:font-weight-asian="bold" style:font-weight-complex="bold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T73_35" style:family="text"/>
    <style:style style:name="T73_36" style:family="text"/>
    <style:style style:name="T73_37" style:family="text"/>
    <style:style style:name="T73_38" style:family="text"/>
    <style:style style:name="T73_39" style:family="text"/>
    <style:style style:name="T73_40" style:family="text"/>
    <style:style style:name="T73_41" style:family="text"/>
    <style:style style:name="T73_42" style:family="text"/>
    <style:style style:name="T73_43" style:family="text"/>
    <style:style style:name="T73_44" style:family="text"/>
    <style:style style:name="T73_45" style:family="text"/>
    <style:style style:name="T73_46" style:family="text"/>
    <style:style style:name="T73_47" style:family="text"/>
    <style:style style:name="T73_48" style:family="text"/>
    <style:style style:name="T73_49" style:family="text"/>
    <style:style style:name="T73_50" style:family="text"/>
    <style:style style:name="T73_51" style:family="text"/>
    <style:style style:name="T73_52" style:family="text"/>
    <style:style style:name="T73_53" style:family="text"/>
    <style:style style:name="T73_54" style:family="text"/>
    <style:style style:name="T73_55" style:family="text"/>
    <style:style style:name="T73_56" style:family="text"/>
    <style:style style:name="P7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>
      <style:text-properties fo:font-weight="bold" style:font-weight-asian="bold" style:font-weight-complex="bold"/>
    </style:style>
    <style:style style:name="T75_2" style:family="text">
      <style:text-properties fo:font-weight="bold" style:font-weight-asian="bold" style:font-weight-complex="bold"/>
    </style:style>
    <style:style style:name="T75_3" style:family="text">
      <style:text-properties fo:font-weight="bold" style:font-weight-asian="bold" style:font-weight-complex="bold"/>
    </style:style>
    <style:style style:name="T75_4" style:family="text">
      <style:text-properties fo:font-weight="bold" style:font-weight-asian="bold" style:font-weight-complex="bold"/>
    </style:style>
    <style:style style:name="T75_5" style:family="text">
      <style:text-properties fo:font-weight="bold" style:font-weight-asian="bold" style:font-weight-complex="bold"/>
    </style:style>
    <style:style style:name="T75_6" style:family="text">
      <style:text-properties fo:font-weight="bold" style:font-weight-asian="bold" style:font-weight-complex="bold"/>
    </style:style>
    <style:style style:name="T75_7" style:family="text">
      <style:text-properties fo:font-weight="bold" style:font-weight-asian="bold" style:font-weight-complex="bold"/>
    </style:style>
    <style:style style:name="T75_8" style:family="text">
      <style:text-properties fo:font-weight="bold" style:font-weight-asian="bold" style:font-weight-complex="bold"/>
    </style:style>
    <style:style style:name="T75_9" style:family="text">
      <style:text-properties fo:font-weight="bold" style:font-weight-asian="bold" style:font-weight-complex="bold"/>
    </style:style>
    <style:style style:name="T75_10" style:family="text">
      <style:text-properties fo:font-weight="bold" style:font-weight-asian="bold" style:font-weight-complex="bold"/>
    </style:style>
    <style:style style:name="T75_11" style:family="text">
      <style:text-properties fo:font-weight="bold" style:font-weight-asian="bold" style:font-weight-complex="bold"/>
    </style:style>
    <style:style style:name="T75_12" style:family="text">
      <style:text-properties fo:font-weight="bold" style:font-weight-asian="bold" style:font-weight-complex="bold"/>
    </style:style>
    <style:style style:name="T75_13" style:family="text">
      <style:text-properties fo:font-weight="bold" style:font-weight-asian="bold" style:font-weight-complex="bold"/>
    </style:style>
    <style:style style:name="T75_14" style:family="text">
      <style:text-properties fo:font-weight="bold" style:font-weight-asian="bold" style:font-weight-complex="bold"/>
    </style:style>
    <style:style style:name="T75_15" style:family="text">
      <style:text-properties fo:font-weight="bold" style:font-weight-asian="bold" style:font-weight-complex="bold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P7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>
      <style:text-properties fo:font-weight="bold" style:font-weight-asian="bold" style:font-weight-complex="bold"/>
    </style:style>
    <style:style style:name="T78_2" style:family="text">
      <style:text-properties fo:font-weight="bold" style:font-weight-asian="bold" style:font-weight-complex="bold"/>
    </style:style>
    <style:style style:name="T78_3" style:family="text">
      <style:text-properties fo:font-weight="bold" style:font-weight-asian="bold" style:font-weight-complex="bold"/>
    </style:style>
    <style:style style:name="T78_4" style:family="text">
      <style:text-properties fo:font-weight="bold" style:font-weight-asian="bold" style:font-weight-complex="bold"/>
    </style:style>
    <style:style style:name="T78_5" style:family="text">
      <style:text-properties fo:font-weight="bold" style:font-weight-asian="bold" style:font-weight-complex="bold"/>
    </style:style>
    <style:style style:name="T78_6" style:family="text">
      <style:text-properties fo:font-weight="bold" style:font-weight-asian="bold" style:font-weight-complex="bold"/>
    </style:style>
    <style:style style:name="T78_7" style:family="text">
      <style:text-properties fo:font-weight="bold" style:font-weight-asian="bold" style:font-weight-complex="bold"/>
    </style:style>
    <style:style style:name="T78_8" style:family="text">
      <style:text-properties fo:font-weight="bold" style:font-weight-asian="bold" style:font-weight-complex="bold"/>
    </style:style>
    <style:style style:name="T78_9" style:family="text">
      <style:text-properties fo:font-weight="bold" style:font-weight-asian="bold" style:font-weight-complex="bold"/>
    </style:style>
    <style:style style:name="T78_10" style:family="text">
      <style:text-properties fo:font-weight="bold" style:font-weight-asian="bold" style:font-weight-complex="bold"/>
    </style:style>
    <style:style style:name="T78_11" style:family="text">
      <style:text-properties fo:font-weight="bold" style:font-weight-asian="bold" style:font-weight-complex="bold"/>
    </style:style>
    <style:style style:name="T78_12" style:family="text">
      <style:text-properties fo:font-weight="bold" style:font-weight-asian="bold" style:font-weight-complex="bold"/>
    </style:style>
    <style:style style:name="T78_13" style:family="text">
      <style:text-properties fo:font-weight="bold" style:font-weight-asian="bold" style:font-weight-complex="bold"/>
    </style:style>
    <style:style style:name="T78_14" style:family="text">
      <style:text-properties fo:font-weight="bold" style:font-weight-asian="bold" style:font-weight-complex="bold"/>
    </style:style>
    <style:style style:name="T78_15" style:family="text">
      <style:text-properties fo:font-weight="bold" style:font-weight-asian="bold" style:font-weight-complex="bold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P8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>
      <style:text-properties fo:font-weight="bold" style:font-weight-asian="bold" style:font-weight-complex="bold"/>
    </style:style>
    <style:style style:name="T81_2" style:family="text">
      <style:text-properties fo:font-weight="bold" style:font-weight-asian="bold" style:font-weight-complex="bold"/>
    </style:style>
    <style:style style:name="T81_3" style:family="text">
      <style:text-properties fo:font-weight="bold" style:font-weight-asian="bold" style:font-weight-complex="bold"/>
    </style:style>
    <style:style style:name="T81_4" style:family="text">
      <style:text-properties fo:font-weight="bold" style:font-weight-asian="bold" style:font-weight-complex="bold"/>
    </style:style>
    <style:style style:name="T81_5" style:family="text">
      <style:text-properties fo:font-weight="bold" style:font-weight-asian="bold" style:font-weight-complex="bold"/>
    </style:style>
    <style:style style:name="T81_6" style:family="text">
      <style:text-properties fo:font-weight="bold" style:font-weight-asian="bold" style:font-weight-complex="bold"/>
    </style:style>
    <style:style style:name="T81_7" style:family="text">
      <style:text-properties fo:font-weight="bold" style:font-weight-asian="bold" style:font-weight-complex="bold"/>
    </style:style>
    <style:style style:name="T81_8" style:family="text">
      <style:text-properties fo:font-weight="bold" style:font-weight-asian="bold" style:font-weight-complex="bold"/>
    </style:style>
    <style:style style:name="T81_9" style:family="text">
      <style:text-properties fo:font-weight="bold" style:font-weight-asian="bold" style:font-weight-complex="bold"/>
    </style:style>
    <style:style style:name="T81_10" style:family="text">
      <style:text-properties fo:font-weight="bold" style:font-weight-asian="bold" style:font-weight-complex="bold"/>
    </style:style>
    <style:style style:name="T81_11" style:family="text">
      <style:text-properties fo:font-weight="bold" style:font-weight-asian="bold" style:font-weight-complex="bold"/>
    </style:style>
    <style:style style:name="T81_12" style:family="text">
      <style:text-properties fo:font-weight="bold" style:font-weight-asian="bold" style:font-weight-complex="bold"/>
    </style:style>
    <style:style style:name="T81_13" style:family="text">
      <style:text-properties fo:font-weight="bold" style:font-weight-asian="bold" style:font-weight-complex="bold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P8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>
      <style:text-properties fo:font-weight="bold" style:font-weight-asian="bold" style:font-weight-complex="bold"/>
    </style:style>
    <style:style style:name="T84_2" style:family="text">
      <style:text-properties fo:font-weight="bold" style:font-weight-asian="bold" style:font-weight-complex="bold"/>
    </style:style>
    <style:style style:name="T84_3" style:family="text">
      <style:text-properties fo:font-weight="bold" style:font-weight-asian="bold" style:font-weight-complex="bold"/>
    </style:style>
    <style:style style:name="T84_4" style:family="text">
      <style:text-properties fo:font-weight="bold" style:font-weight-asian="bold" style:font-weight-complex="bold"/>
    </style:style>
    <style:style style:name="T84_5" style:family="text">
      <style:text-properties fo:font-weight="bold" style:font-weight-asian="bold" style:font-weight-complex="bold"/>
    </style:style>
    <style:style style:name="T84_6" style:family="text">
      <style:text-properties fo:font-weight="bold" style:font-weight-asian="bold" style:font-weight-complex="bold"/>
    </style:style>
    <style:style style:name="T84_7" style:family="text">
      <style:text-properties fo:font-weight="bold" style:font-weight-asian="bold" style:font-weight-complex="bold"/>
    </style:style>
    <style:style style:name="T84_8" style:family="text">
      <style:text-properties fo:font-weight="bold" style:font-weight-asian="bold" style:font-weight-complex="bold"/>
    </style:style>
    <style:style style:name="T84_9" style:family="text">
      <style:text-properties fo:font-weight="bold" style:font-weight-asian="bold" style:font-weight-complex="bold"/>
    </style:style>
    <style:style style:name="T84_10" style:family="text">
      <style:text-properties fo:font-weight="bold" style:font-weight-asian="bold" style:font-weight-complex="bold"/>
    </style:style>
    <style:style style:name="T84_11" style:family="text">
      <style:text-properties fo:font-weight="bold" style:font-weight-asian="bold" style:font-weight-complex="bold"/>
    </style:style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T85_25" style:family="text"/>
    <style:style style:name="T85_26" style:family="text"/>
    <style:style style:name="T85_27" style:family="text"/>
    <style:style style:name="T85_28" style:family="text"/>
    <style:style style:name="T85_29" style:family="text"/>
    <style:style style:name="T85_30" style:family="text"/>
    <style:style style:name="T85_31" style:family="text"/>
    <style:style style:name="T85_32" style:family="text"/>
    <style:style style:name="T85_33" style:family="text"/>
    <style:style style:name="T85_34" style:family="text"/>
    <style:style style:name="T85_35" style:family="text"/>
    <style:style style:name="T85_36" style:family="text"/>
    <style:style style:name="T85_37" style:family="text"/>
    <style:style style:name="T85_38" style:family="text"/>
    <style:style style:name="T85_39" style:family="text"/>
    <style:style style:name="T85_40" style:family="text"/>
    <style:style style:name="T85_41" style:family="text"/>
    <style:style style:name="T85_42" style:family="text"/>
    <style:style style:name="T85_43" style:family="text"/>
    <style:style style:name="T85_44" style:family="text"/>
    <style:style style:name="T85_45" style:family="text"/>
    <style:style style:name="T85_46" style:family="text"/>
    <style:style style:name="T85_47" style:family="text"/>
    <style:style style:name="T85_48" style:family="text"/>
    <style:style style:name="T85_49" style:family="text"/>
    <style:style style:name="T85_50" style:family="text"/>
    <style:style style:name="T85_51" style:family="text"/>
    <style:style style:name="T85_52" style:family="text"/>
    <style:style style:name="T85_53" style:family="text"/>
    <style:style style:name="T85_54" style:family="text"/>
    <style:style style:name="T85_55" style:family="text"/>
    <style:style style:name="T85_56" style:family="text"/>
    <style:style style:name="T85_57" style:family="text"/>
    <style:style style:name="T85_58" style:family="text"/>
    <style:style style:name="T85_59" style:family="text"/>
    <style:style style:name="T85_60" style:family="text"/>
    <style:style style:name="T85_61" style:family="text"/>
    <style:style style:name="T85_62" style:family="text"/>
    <style:style style:name="T85_63" style:family="text"/>
    <style:style style:name="T85_64" style:family="text"/>
    <style:style style:name="P8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>
      <style:text-properties fo:font-weight="bold" style:font-weight-asian="bold" style:font-weight-complex="bold"/>
    </style:style>
    <style:style style:name="T87_2" style:family="text">
      <style:text-properties fo:font-weight="bold" style:font-weight-asian="bold" style:font-weight-complex="bold"/>
    </style:style>
    <style:style style:name="T87_3" style:family="text">
      <style:text-properties fo:font-weight="bold" style:font-weight-asian="bold" style:font-weight-complex="bold"/>
    </style:style>
    <style:style style:name="T87_4" style:family="text">
      <style:text-properties fo:font-weight="bold" style:font-weight-asian="bold" style:font-weight-complex="bold"/>
    </style:style>
    <style:style style:name="T87_5" style:family="text">
      <style:text-properties fo:font-weight="bold" style:font-weight-asian="bold" style:font-weight-complex="bold"/>
    </style:style>
    <style:style style:name="T87_6" style:family="text">
      <style:text-properties fo:font-weight="bold" style:font-weight-asian="bold" style:font-weight-complex="bold"/>
    </style:style>
    <style:style style:name="T87_7" style:family="text">
      <style:text-properties fo:font-weight="bold" style:font-weight-asian="bold" style:font-weight-complex="bold"/>
    </style:style>
    <style:style style:name="T87_8" style:family="text">
      <style:text-properties fo:font-weight="bold" style:font-weight-asian="bold" style:font-weight-complex="bold"/>
    </style:style>
    <style:style style:name="T87_9" style:family="text">
      <style:text-properties fo:font-weight="bold" style:font-weight-asian="bold" style:font-weight-complex="bold"/>
    </style:style>
    <style:style style:name="T87_10" style:family="text">
      <style:text-properties fo:font-weight="bold" style:font-weight-asian="bold" style:font-weight-complex="bold"/>
    </style:style>
    <style:style style:name="T87_11" style:family="text">
      <style:text-properties fo:font-weight="bold" style:font-weight-asian="bold" style:font-weight-complex="bold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T88_20" style:family="text"/>
    <style:style style:name="T88_21" style:family="text"/>
    <style:style style:name="T88_22" style:family="text"/>
    <style:style style:name="T88_23" style:family="text"/>
    <style:style style:name="T88_24" style:family="text"/>
    <style:style style:name="T88_25" style:family="text"/>
    <style:style style:name="T88_26" style:family="text"/>
    <style:style style:name="T88_27" style:family="text"/>
    <style:style style:name="T88_28" style:family="text"/>
    <style:style style:name="T88_29" style:family="text"/>
    <style:style style:name="T88_30" style:family="text"/>
    <style:style style:name="T88_31" style:family="text"/>
    <style:style style:name="T88_32" style:family="text"/>
    <style:style style:name="T88_33" style:family="text"/>
    <style:style style:name="T88_34" style:family="text"/>
    <style:style style:name="T88_35" style:family="text"/>
    <style:style style:name="T88_36" style:family="text"/>
    <style:style style:name="T88_37" style:family="text"/>
    <style:style style:name="T88_38" style:family="text"/>
    <style:style style:name="T88_39" style:family="text"/>
    <style:style style:name="T88_40" style:family="text"/>
    <style:style style:name="T88_41" style:family="text"/>
    <style:style style:name="T88_42" style:family="text"/>
    <style:style style:name="T88_43" style:family="text"/>
    <style:style style:name="T88_44" style:family="text"/>
    <style:style style:name="T88_45" style:family="text"/>
    <style:style style:name="T88_46" style:family="text"/>
    <style:style style:name="T88_47" style:family="text"/>
    <style:style style:name="T88_48" style:family="text"/>
    <style:style style:name="T88_49" style:family="text"/>
    <style:style style:name="T88_50" style:family="text"/>
    <style:style style:name="T88_51" style:family="text"/>
    <style:style style:name="T88_52" style:family="text"/>
    <style:style style:name="T88_53" style:family="text"/>
    <style:style style:name="T88_54" style:family="text"/>
    <style:style style:name="T88_55" style:family="text"/>
    <style:style style:name="T88_56" style:family="text"/>
    <style:style style:name="T88_57" style:family="text"/>
    <style:style style:name="T88_58" style:family="text"/>
    <style:style style:name="T88_59" style:family="text"/>
    <style:style style:name="T88_60" style:family="text"/>
    <style:style style:name="T88_61" style:family="text"/>
    <style:style style:name="T88_62" style:family="text"/>
    <style:style style:name="T88_63" style:family="text"/>
    <style:style style:name="T88_64" style:family="text"/>
    <style:style style:name="T88_65" style:family="text"/>
    <style:style style:name="T88_66" style:family="text"/>
    <style:style style:name="T88_67" style:family="text"/>
    <style:style style:name="T88_68" style:family="text"/>
    <style:style style:name="T88_69" style:family="text"/>
    <style:style style:name="T88_70" style:family="text"/>
    <style:style style:name="T88_71" style:family="text"/>
    <style:style style:name="T88_72" style:family="text"/>
    <style:style style:name="T88_73" style:family="text"/>
    <style:style style:name="T88_74" style:family="text"/>
    <style:style style:name="T88_75" style:family="text"/>
    <style:style style:name="T88_76" style:family="text"/>
    <style:style style:name="T88_77" style:family="text"/>
    <style:style style:name="T88_78" style:family="text"/>
    <style:style style:name="T88_79" style:family="text"/>
    <style:style style:name="T88_80" style:family="text"/>
    <style:style style:name="T88_81" style:family="text"/>
    <style:style style:name="T88_82" style:family="text"/>
    <style:style style:name="T88_83" style:family="text"/>
    <style:style style:name="T88_84" style:family="text"/>
    <style:style style:name="T88_85" style:family="text"/>
    <style:style style:name="T88_86" style:family="text"/>
    <style:style style:name="T88_87" style:family="text"/>
    <style:style style:name="T88_88" style:family="text"/>
    <style:style style:name="T88_89" style:family="text"/>
    <style:style style:name="T88_90" style:family="text"/>
    <style:style style:name="T88_91" style:family="text"/>
    <style:style style:name="T88_92" style:family="text"/>
    <style:style style:name="T88_93" style:family="text"/>
    <style:style style:name="T88_94" style:family="text"/>
    <style:style style:name="T88_95" style:family="text"/>
    <style:style style:name="T88_96" style:family="text"/>
    <style:style style:name="T88_97" style:family="text"/>
    <style:style style:name="T88_98" style:family="text"/>
    <style:style style:name="T88_99" style:family="text"/>
    <style:style style:name="T88_100" style:family="text"/>
    <style:style style:name="T88_101" style:family="text"/>
    <style:style style:name="T88_102" style:family="text"/>
    <style:style style:name="T88_103" style:family="text"/>
    <style:style style:name="T88_104" style:family="text"/>
    <style:style style:name="T88_105" style:family="text"/>
    <style:style style:name="T88_106" style:family="text"/>
    <style:style style:name="T88_107" style:family="text"/>
    <style:style style:name="T88_108" style:family="text"/>
    <style:style style:name="T88_109" style:family="text"/>
    <style:style style:name="T88_110" style:family="text"/>
    <style:style style:name="T88_111" style:family="text"/>
    <style:style style:name="T88_112" style:family="text"/>
    <style:style style:name="T88_113" style:family="text"/>
    <style:style style:name="T88_114" style:family="text"/>
    <style:style style:name="T88_115" style:family="text"/>
    <style:style style:name="T88_116" style:family="text"/>
    <style:style style:name="T88_117" style:family="text"/>
    <style:style style:name="T88_118" style:family="text"/>
    <style:style style:name="T88_119" style:family="text"/>
    <style:style style:name="T88_120" style:family="text"/>
    <style:style style:name="T88_121" style:family="text"/>
    <style:style style:name="T88_122" style:family="text"/>
    <style:style style:name="T88_123" style:family="text"/>
    <style:style style:name="T88_124" style:family="text"/>
    <style:style style:name="T88_125" style:family="text"/>
    <style:style style:name="T88_126" style:family="text"/>
    <style:style style:name="T88_127" style:family="text"/>
    <style:style style:name="T88_128" style:family="text"/>
    <style:style style:name="T88_129" style:family="text"/>
    <style:style style:name="T88_130" style:family="text"/>
    <style:style style:name="T88_131" style:family="text"/>
    <style:style style:name="T88_132" style:family="text"/>
    <style:style style:name="T88_133" style:family="text"/>
    <style:style style:name="T88_134" style:family="text"/>
    <style:style style:name="T88_135" style:family="text"/>
    <style:style style:name="T88_136" style:family="text"/>
    <style:style style:name="T88_137" style:family="text"/>
    <style:style style:name="T88_138" style:family="text"/>
    <style:style style:name="T88_139" style:family="text"/>
    <style:style style:name="T88_140" style:family="text"/>
    <style:style style:name="T88_141" style:family="text"/>
    <style:style style:name="T88_142" style:family="text"/>
    <style:style style:name="T88_143" style:family="text"/>
    <style:style style:name="T88_144" style:family="text"/>
    <style:style style:name="T88_145" style:family="text"/>
    <style:style style:name="T88_146" style:family="text"/>
    <style:style style:name="T88_147" style:family="text"/>
    <style:style style:name="T88_148" style:family="text"/>
    <style:style style:name="T88_149" style:family="text"/>
    <style:style style:name="T88_150" style:family="text"/>
    <style:style style:name="P89" style:family="paragraph" style:parent-style-name="Standard">
      <style:paragraph-properties fo:break-before="auto" fo:line-height="115%" style:writing-mode="lr-tb"/>
    </style:style>
    <style:style style:name="P90" style:family="paragraph" style:parent-style-name="Standard">
      <style:paragraph-properties fo:break-before="auto" fo:line-height="115%" style:writing-mode="lr-tb"/>
    </style:style>
    <style:style style:name="P91" style:family="paragraph" style:parent-style-name="Standard">
      <style:paragraph-properties fo:break-before="auto" fo:line-height="115%" style:writing-mode="lr-tb"/>
    </style:style>
    <style:style style:name="T91_1" style:family="text">
      <style:text-properties fo:font-size="14pt" style:font-size-asian="14pt" style:font-size-complex="14pt" fo:font-weight="bold" style:font-weight-asian="bold" style:font-weight-complex="bold"/>
    </style:style>
    <style:style style:name="T91_2" style:family="text">
      <style:text-properties fo:font-size="14pt" style:font-size-asian="14pt" style:font-size-complex="14pt" fo:font-weight="bold" style:font-weight-asian="bold" style:font-weight-complex="bold"/>
    </style:style>
    <style:style style:name="T91_3" style:family="text">
      <style:text-properties fo:font-size="14pt" style:font-size-asian="14pt" style:font-size-complex="14pt" fo:font-weight="bold" style:font-weight-asian="bold" style:font-weight-complex="bold"/>
    </style:style>
    <style:style style:name="T91_4" style:family="text">
      <style:text-properties fo:font-size="14pt" style:font-size-asian="14pt" style:font-size-complex="14pt" fo:font-weight="bold" style:font-weight-asian="bold" style:font-weight-complex="bold"/>
    </style:style>
    <style:style style:name="T91_5" style:family="text">
      <style:text-properties fo:font-size="14pt" style:font-size-asian="14pt" style:font-size-complex="14pt" fo:font-weight="bold" style:font-weight-asian="bold" style:font-weight-complex="bold"/>
    </style:style>
    <style:style style:name="T91_6" style:family="text">
      <style:text-properties fo:font-size="14pt" style:font-size-asian="14pt" style:font-size-complex="14pt" fo:font-weight="bold" style:font-weight-asian="bold" style:font-weight-complex="bold"/>
    </style:style>
    <style:style style:name="T91_7" style:family="text">
      <style:text-properties fo:font-size="14pt" style:font-size-asian="14pt" style:font-size-complex="14pt" fo:font-weight="bold" style:font-weight-asian="bold" style:font-weight-complex="bold"/>
    </style:style>
    <style:style style:name="T91_8" style:family="text">
      <style:text-properties fo:font-size="14pt" style:font-size-asian="14pt" style:font-size-complex="14pt" fo:font-weight="bold" style:font-weight-asian="bold" style:font-weight-complex="bold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/>
    <style:style style:name="T92_28" style:family="text"/>
    <style:style style:name="T92_29" style:family="text"/>
    <style:style style:name="T92_30" style:family="text"/>
    <style:style style:name="T92_31" style:family="text"/>
    <style:style style:name="T92_32" style:family="text"/>
    <style:style style:name="T92_33" style:family="text"/>
    <style:style style:name="T92_34" style:family="text"/>
    <style:style style:name="T92_35" style:family="text"/>
    <style:style style:name="T92_36" style:family="text"/>
    <style:style style:name="T92_37" style:family="text"/>
    <style:style style:name="T92_38" style:family="text"/>
    <style:style style:name="T92_39" style:family="text"/>
    <style:style style:name="T92_40" style:family="text"/>
    <style:style style:name="P93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94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>
      <style:text-properties fo:font-size="14pt" style:font-size-asian="14pt" style:font-size-complex="14pt" fo:font-weight="bold" style:font-weight-asian="bold" style:font-weight-complex="bold"/>
    </style:style>
    <style:style style:name="T95_2" style:family="text">
      <style:text-properties fo:font-size="14pt" style:font-size-asian="14pt" style:font-size-complex="14pt" fo:font-weight="bold" style:font-weight-asian="bold" style:font-weight-complex="bold"/>
    </style:style>
    <style:style style:name="T95_3" style:family="text">
      <style:text-properties fo:font-size="14pt" style:font-size-asian="14pt" style:font-size-complex="14pt" fo:font-weight="bold" style:font-weight-asian="bold" style:font-weight-complex="bold"/>
    </style:style>
    <style:style style:name="T95_4" style:family="text">
      <style:text-properties fo:font-size="14pt" style:font-size-asian="14pt" style:font-size-complex="14pt" fo:font-weight="bold" style:font-weight-asian="bold" style:font-weight-complex="bold"/>
    </style:style>
    <style:style style:name="T95_5" style:family="text">
      <style:text-properties fo:font-size="14pt" style:font-size-asian="14pt" style:font-size-complex="14pt" fo:font-weight="bold" style:font-weight-asian="bold" style:font-weight-complex="bold"/>
    </style:style>
    <style:style style:name="T95_6" style:family="text">
      <style:text-properties fo:font-size="14pt" style:font-size-asian="14pt" style:font-size-complex="14pt" fo:font-weight="bold" style:font-weight-asian="bold" style:font-weight-complex="bold"/>
    </style:style>
    <style:style style:name="T95_7" style:family="text">
      <style:text-properties fo:font-size="14pt" style:font-size-asian="14pt" style:font-size-complex="14pt" fo:font-weight="bold" style:font-weight-asian="bold" style:font-weight-complex="bold"/>
    </style:style>
    <style:style style:name="T95_8" style:family="text">
      <style:text-properties fo:font-size="14pt" style:font-size-asian="14pt" style:font-size-complex="14pt" fo:font-weight="bold" style:font-weight-asian="bold" style:font-weight-complex="bold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T96_27" style:family="text"/>
    <style:style style:name="T96_28" style:family="text"/>
    <style:style style:name="T96_29" style:family="text"/>
    <style:style style:name="T96_30" style:family="text"/>
    <style:style style:name="T96_31" style:family="text"/>
    <style:style style:name="T96_32" style:family="text"/>
    <style:style style:name="T96_33" style:family="text"/>
    <style:style style:name="T96_34" style:family="text"/>
    <style:style style:name="T96_35" style:family="text"/>
    <style:style style:name="T96_36" style:family="text"/>
    <style:style style:name="T96_37" style:family="text"/>
    <style:style style:name="T96_38" style:family="text"/>
    <style:style style:name="T96_39" style:family="text"/>
    <style:style style:name="T96_40" style:family="text"/>
    <style:style style:name="T96_41" style:family="text"/>
    <style:style style:name="T96_42" style:family="text"/>
    <style:style style:name="T96_43" style:family="text"/>
    <style:style style:name="T96_44" style:family="text"/>
    <style:style style:name="T96_45" style:family="text"/>
    <style:style style:name="T96_46" style:family="text"/>
    <style:style style:name="T96_47" style:family="text"/>
    <style:style style:name="T96_48" style:family="text"/>
    <style:style style:name="T96_49" style:family="text"/>
    <style:style style:name="T96_50" style:family="text"/>
    <style:style style:name="T96_51" style:family="text"/>
    <style:style style:name="T96_52" style:family="text"/>
    <style:style style:name="T96_53" style:family="text"/>
    <style:style style:name="T96_54" style:family="text"/>
    <style:style style:name="T96_55" style:family="text"/>
    <style:style style:name="T96_56" style:family="text"/>
    <style:style style:name="T96_57" style:family="text"/>
    <style:style style:name="T96_58" style:family="text"/>
    <style:style style:name="T96_59" style:family="text"/>
    <style:style style:name="T96_60" style:family="text"/>
    <style:style style:name="T96_61" style:family="text"/>
    <style:style style:name="T96_62" style:family="text"/>
    <style:style style:name="T96_63" style:family="text"/>
    <style:style style:name="T96_64" style:family="text"/>
    <style:style style:name="T96_65" style:family="text"/>
    <style:style style:name="T96_66" style:family="text"/>
    <style:style style:name="T96_67" style:family="text"/>
    <style:style style:name="T96_68" style:family="text"/>
    <style:style style:name="T96_69" style:family="text"/>
    <style:style style:name="T96_70" style:family="text"/>
    <style:style style:name="T96_71" style:family="text"/>
    <style:style style:name="T96_72" style:family="text"/>
    <style:style style:name="T96_73" style:family="text"/>
    <style:style style:name="T96_74" style:family="text"/>
    <style:style style:name="T96_75" style:family="text"/>
    <style:style style:name="T96_76" style:family="text"/>
    <style:style style:name="T96_77" style:family="text"/>
    <style:style style:name="T96_78" style:family="text"/>
    <style:style style:name="T96_79" style:family="text"/>
    <style:style style:name="T96_80" style:family="text"/>
    <style:style style:name="T96_81" style:family="text"/>
    <style:style style:name="T96_82" style:family="text"/>
    <style:style style:name="T96_83" style:family="text"/>
    <style:style style:name="T96_84" style:family="text"/>
    <style:style style:name="T96_85" style:family="text"/>
    <style:style style:name="T96_86" style:family="text"/>
    <style:style style:name="T96_87" style:family="text"/>
    <style:style style:name="T96_88" style:family="text"/>
    <style:style style:name="T96_89" style:family="text"/>
    <style:style style:name="T96_90" style:family="text"/>
    <style:style style:name="T96_91" style:family="text"/>
    <style:style style:name="T96_92" style:family="text"/>
    <style:style style:name="T96_93" style:family="text"/>
    <style:style style:name="T96_94" style:family="text"/>
    <style:style style:name="T96_95" style:family="text"/>
    <style:style style:name="T96_96" style:family="text"/>
    <style:style style:name="T96_97" style:family="text"/>
    <style:style style:name="T96_98" style:family="text"/>
    <style:style style:name="T96_99" style:family="text"/>
    <style:style style:name="T96_100" style:family="text"/>
    <style:style style:name="T96_101" style:family="text"/>
    <style:style style:name="T96_102" style:family="text"/>
    <style:style style:name="T96_103" style:family="text"/>
    <style:style style:name="T96_104" style:family="text"/>
    <style:style style:name="T96_105" style:family="text"/>
    <style:style style:name="T96_106" style:family="text"/>
    <style:style style:name="T96_107" style:family="text"/>
    <style:style style:name="T96_108" style:family="text"/>
    <style:style style:name="T96_109" style:family="text"/>
    <style:style style:name="T96_110" style:family="text"/>
    <style:style style:name="T96_111" style:family="text"/>
    <style:style style:name="T96_112" style:family="text"/>
    <style:style style:name="T96_113" style:family="text"/>
    <style:style style:name="T96_114" style:family="text"/>
    <style:style style:name="T96_115" style:family="text"/>
    <style:style style:name="T96_116" style:family="text"/>
    <style:style style:name="T96_117" style:family="text"/>
    <style:style style:name="T96_118" style:family="text"/>
    <style:style style:name="T96_119" style:family="text"/>
    <style:style style:name="T96_120" style:family="text"/>
    <style:style style:name="T96_121" style:family="text"/>
    <style:style style:name="T96_122" style:family="text"/>
    <style:style style:name="T96_123" style:family="text"/>
    <style:style style:name="T96_124" style:family="text"/>
    <style:style style:name="T96_125" style:family="text"/>
    <style:style style:name="T96_126" style:family="text"/>
    <style:style style:name="T96_127" style:family="text"/>
    <style:style style:name="T96_128" style:family="text"/>
    <style:style style:name="T96_129" style:family="text"/>
    <style:style style:name="T96_130" style:family="text"/>
    <style:style style:name="P97" style:family="paragraph" style:parent-style-name="Standard">
      <style:paragraph-properties fo:break-before="auto" fo:line-height="115%" style:writing-mode="lr-tb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T98_23" style:family="text"/>
    <style:style style:name="T98_24" style:family="text"/>
    <style:style style:name="T98_25" style:family="text"/>
    <style:style style:name="T98_26" style:family="text"/>
    <style:style style:name="T98_27" style:family="text"/>
    <style:style style:name="T98_28" style:family="text"/>
    <style:style style:name="T98_29" style:family="text"/>
    <style:style style:name="T98_30" style:family="text"/>
    <style:style style:name="T98_31" style:family="text"/>
    <style:style style:name="T98_32" style:family="text"/>
    <style:style style:name="T98_33" style:family="text"/>
    <style:style style:name="T98_34" style:family="text"/>
    <style:style style:name="T98_35" style:family="text"/>
    <style:style style:name="T98_36" style:family="text"/>
    <style:style style:name="T98_37" style:family="text"/>
    <style:style style:name="T98_38" style:family="text"/>
    <style:style style:name="P99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00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>
      <style:text-properties fo:font-size="14pt" style:font-size-asian="14pt" style:font-size-complex="14pt" fo:font-weight="bold" style:font-weight-asian="bold" style:font-weight-complex="bold"/>
    </style:style>
    <style:style style:name="T101_2" style:family="text">
      <style:text-properties fo:font-size="14pt" style:font-size-asian="14pt" style:font-size-complex="14pt" fo:font-weight="bold" style:font-weight-asian="bold" style:font-weight-complex="bold"/>
    </style:style>
    <style:style style:name="T101_3" style:family="text">
      <style:text-properties fo:font-size="14pt" style:font-size-asian="14pt" style:font-size-complex="14pt" fo:font-weight="bold" style:font-weight-asian="bold" style:font-weight-complex="bold"/>
    </style:style>
    <style:style style:name="T101_4" style:family="text">
      <style:text-properties fo:font-size="14pt" style:font-size-asian="14pt" style:font-size-complex="14pt" fo:font-weight="bold" style:font-weight-asian="bold" style:font-weight-complex="bold"/>
    </style:style>
    <style:style style:name="T101_5" style:family="text">
      <style:text-properties fo:font-size="14pt" style:font-size-asian="14pt" style:font-size-complex="14pt" fo:font-weight="bold" style:font-weight-asian="bold" style:font-weight-complex="bold"/>
    </style:style>
    <style:style style:name="P10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/>
    <style:style style:name="T102_25" style:family="text"/>
    <style:style style:name="T102_26" style:family="text"/>
    <style:style style:name="T102_27" style:family="text"/>
    <style:style style:name="T102_28" style:family="text"/>
    <style:style style:name="T102_29" style:family="text"/>
    <style:style style:name="T102_30" style:family="text"/>
    <style:style style:name="T102_31" style:family="text"/>
    <style:style style:name="T102_32" style:family="text"/>
    <style:style style:name="T102_33" style:family="text"/>
    <style:style style:name="T102_34" style:family="text"/>
    <style:style style:name="T102_35" style:family="text"/>
    <style:style style:name="T102_36" style:family="text"/>
    <style:style style:name="T102_37" style:family="text"/>
    <style:style style:name="T102_38" style:family="text"/>
    <style:style style:name="T102_39" style:family="text"/>
    <style:style style:name="T102_40" style:family="text"/>
    <style:style style:name="T102_41" style:family="text"/>
    <style:style style:name="T102_42" style:family="text"/>
    <style:style style:name="T102_43" style:family="text"/>
    <style:style style:name="T102_44" style:family="text"/>
    <style:style style:name="T102_45" style:family="text"/>
    <style:style style:name="T102_46" style:family="text"/>
    <style:style style:name="T102_47" style:family="text"/>
    <style:style style:name="T102_48" style:family="text"/>
    <style:style style:name="T102_49" style:family="text"/>
    <style:style style:name="T102_50" style:family="text"/>
    <style:style style:name="T102_51" style:family="text"/>
    <style:style style:name="T102_52" style:family="text"/>
    <style:style style:name="T102_53" style:family="text"/>
    <style:style style:name="T102_54" style:family="text"/>
    <style:style style:name="T102_55" style:family="text"/>
    <style:style style:name="T102_56" style:family="text"/>
    <style:style style:name="T102_57" style:family="text"/>
    <style:style style:name="T102_58" style:family="text"/>
    <style:style style:name="T102_59" style:family="text"/>
    <style:style style:name="T102_60" style:family="text"/>
    <style:style style:name="T102_61" style:family="text"/>
    <style:style style:name="T102_62" style:family="text"/>
    <style:style style:name="T102_63" style:family="text"/>
    <style:style style:name="T102_64" style:family="text"/>
    <style:style style:name="T102_65" style:family="text"/>
    <style:style style:name="T102_66" style:family="text"/>
    <style:style style:name="T102_67" style:family="text"/>
    <style:style style:name="T102_68" style:family="text"/>
    <style:style style:name="P10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font-size="14pt" style:font-size-asian="14pt" style:font-size-complex="14pt" fo:font-weight="bold" style:font-weight-asian="bold" style:font-weight-complex="bold"/>
    </style:style>
    <style:style style:name="P10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font-size="14pt" style:font-size-asian="14pt" style:font-size-complex="14pt" fo:font-weight="bold" style:font-weight-asian="bold" style:font-weight-complex="bold"/>
    </style:style>
    <style:style style:name="P10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5_1" style:family="text">
      <style:text-properties fo:font-size="14pt" style:font-size-asian="14pt" style:font-size-complex="14pt" fo:font-weight="bold" style:font-weight-asian="bold" style:font-weight-complex="bold"/>
    </style:style>
    <style:style style:name="T105_2" style:family="text">
      <style:text-properties fo:font-size="14pt" style:font-size-asian="14pt" style:font-size-complex="14pt" fo:font-weight="bold" style:font-weight-asian="bold" style:font-weight-complex="bold"/>
    </style:style>
    <style:style style:name="P10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</office:automatic-styles>
  <office:body>
    <office:text>
      <text:p text:style-name="P1"><text:span text:style-name="T1_1">Referat</text:span><text:span text:style-name="T1_2"><text:s/></text:span><text:span text:style-name="T1_3">fra</text:span><text:span text:style-name="T1_4"><text:s/></text:span><text:span text:style-name="T1_5">Fordelingsutvalgmøte</text:span><text:span text:style-name="T1_6"><text:s/></text:span><text:span text:style-name="T1_7">fredag</text:span><text:span text:style-name="T1_8"><text:s/>21.<text:s/></text:span><text:span text:style-name="T1_9">sep</text:span><text:span text:style-name="T1_10">.<text:s/>2012</text:span></text:p>
      <text:p text:style-name="P2"/>
      <text:p text:style-name="P3"><text:span text:style-name="T3_1">Tid</text:span><text:span text:style-name="T3_2">:</text:span><text:span text:style-name="T3_3"><text:s/>16:20<text:s/>-<text:s/>17:50</text:span></text:p>
      <text:p text:style-name="P4"/>
      <text:p text:style-name="P5"><text:span text:style-name="T5_1">Sted</text:span><text:span text:style-name="T5_2">:</text:span><text:span text:style-name="T5_3"><text:s/></text:span><text:span text:style-name="T5_4">Awk</text:span><text:span text:style-name="T5_5"><text:s/>(</text:span><text:span text:style-name="T5_6">Rom</text:span><text:span text:style-name="T5_7"><text:s/>3118)</text:span></text:p>
      <text:p text:style-name="P6"/>
      <text:p text:style-name="P7"><text:span text:style-name="T7_1">Agenda</text:span></text:p>
      <text:list text:style-name="LS1" xml:id="list0">
        <text:list-item>
          <text:p text:style-name="P8"><text:span text:style-name="T8_1">Godkjenning</text:span><text:span text:style-name="T8_2"><text:s/></text:span><text:span text:style-name="T8_3">av</text:span><text:span text:style-name="T8_4"><text:s/></text:span><text:span text:style-name="T8_5">innkalling</text:span></text:p>
        </text:list-item>
        <text:list-item>
          <text:p text:style-name="P9"><text:span text:style-name="T9_1">Godkjenning</text:span><text:span text:style-name="T9_2"><text:s/></text:span><text:span text:style-name="T9_3">av</text:span><text:span text:style-name="T9_4"><text:s/></text:span><text:span text:style-name="T9_5">agenda</text:span></text:p>
        </text:list-item>
        <text:list-item>
          <text:p text:style-name="P10"><text:span text:style-name="T10_1">Godkjenning</text:span><text:span text:style-name="T10_2"><text:s/></text:span><text:span text:style-name="T10_3">av</text:span><text:span text:style-name="T10_4"><text:s/></text:span><text:span text:style-name="T10_5">referat</text:span><text:span text:style-name="T10_6"><text:s/></text:span><text:span text:style-name="T10_7">fra</text:span><text:span text:style-name="T10_8"><text:s/></text:span><text:span text:style-name="T10_9">forrige</text:span><text:span text:style-name="T10_10"><text:s/></text:span><text:span text:style-name="T10_11">møte</text:span></text:p>
        </text:list-item>
        <text:list-item>
          <text:p text:style-name="P11"><text:span text:style-name="T11_1">Kort</text:span><text:span text:style-name="T11_2"><text:s/></text:span><text:span text:style-name="T11_3">økonomioppdatering</text:span></text:p>
        </text:list-item>
        <text:list-item>
          <text:p text:style-name="P12"><text:span text:style-name="T12_1">Behandling</text:span><text:span text:style-name="T12_2"><text:s/></text:span><text:span text:style-name="T12_3">av</text:span><text:span text:style-name="T12_4"><text:s/></text:span><text:span text:style-name="T12_5">søknader</text:span></text:p>
        </text:list-item>
      </text:list>
      <text:p text:style-name="P13"><text:span text:style-name="T13_1">1.<text:s/></text:span><text:span text:style-name="T13_2">Verdandes</text:span><text:span text:style-name="T13_3"><text:s/></text:span><text:span text:style-name="T13_4">søknad</text:span><text:span text:style-name="T13_5"><text:s/></text:span><text:span text:style-name="T13_6">om</text:span><text:span text:style-name="T13_7"><text:s/></text:span><text:span text:style-name="T13_8">prosjektstøtte</text:span><text:span text:style-name="T13_9"><text:s/></text:span><text:span text:style-name="T13_10">høst</text:span><text:span text:style-name="T13_11"><text:s/>2012</text:span></text:p>
      <text:p text:style-name="P14"><text:span text:style-name="T14_1">2.<text:s/></text:span><text:span text:style-name="T14_2">Verdandes</text:span><text:span text:style-name="T14_3"><text:s/></text:span><text:span text:style-name="T14_4">søknad</text:span><text:span text:style-name="T14_5"><text:s/></text:span><text:span text:style-name="T14_6">om</text:span><text:span text:style-name="T14_7"><text:s/></text:span><text:span text:style-name="T14_8">driftsmidler</text:span><text:span text:style-name="T14_9"><text:s/></text:span><text:span text:style-name="T14_10">høst</text:span><text:span text:style-name="T14_11"><text:s/>2012</text:span></text:p>
      <text:p text:style-name="P15"><text:span text:style-name="T15_1">3.<text:s/></text:span><text:span text:style-name="T15_2">CYBs</text:span><text:span text:style-name="T15_3"><text:s/></text:span><text:span text:style-name="T15_4">søknad</text:span><text:span text:style-name="T15_5"><text:s/></text:span><text:span text:style-name="T15_6">om</text:span><text:span text:style-name="T15_7"><text:s/></text:span><text:span text:style-name="T15_8">driftsmidler</text:span><text:span text:style-name="T15_9"><text:s/></text:span><text:span text:style-name="T15_10">høst</text:span><text:span text:style-name="T15_11"><text:s/>2012</text:span></text:p>
      <text:p text:style-name="P16"><text:span text:style-name="T16_1">4.<text:s/></text:span><text:span text:style-name="T16_2">CYBs</text:span><text:span text:style-name="T16_3"><text:s/></text:span><text:span text:style-name="T16_4">søknad</text:span><text:span text:style-name="T16_5"><text:s/></text:span><text:span text:style-name="T16_6">om</text:span><text:span text:style-name="T16_7"><text:s/></text:span><text:span text:style-name="T16_8">prosjektstøtte</text:span><text:span text:style-name="T16_9"><text:s/></text:span><text:span text:style-name="T16_10">IFI</text:span><text:span text:style-name="T16_11">-</text:span><text:span text:style-name="T16_12">galla</text:span><text:span text:style-name="T16_13"><text:s/></text:span><text:span text:style-name="T16_14">høst</text:span><text:span text:style-name="T16_15"><text:s/>2012</text:span></text:p>
      <text:p text:style-name="P17"><text:span text:style-name="T17_1">5.<text:s/></text:span><text:span text:style-name="T17_2">CYBs</text:span><text:span text:style-name="T17_3"><text:s/></text:span><text:span text:style-name="T17_4">søknad</text:span><text:span text:style-name="T17_5"><text:s/></text:span><text:span text:style-name="T17_6">om</text:span><text:span text:style-name="T17_7"><text:s/></text:span><text:span text:style-name="T17_8">underskuddsgaranti</text:span><text:span text:style-name="T17_9"><text:s/></text:span><text:span text:style-name="T17_10">IFI</text:span><text:span text:style-name="T17_11">-</text:span><text:span text:style-name="T17_12">galla</text:span><text:span text:style-name="T17_13"><text:s/></text:span><text:span text:style-name="T17_14">høst</text:span><text:span text:style-name="T17_15"><text:s/>2012</text:span></text:p>
      <text:p text:style-name="P18"><text:span text:style-name="T18_1">6.<text:s/></text:span><text:span text:style-name="T18_2">CYBs</text:span><text:span text:style-name="T18_3"><text:s/></text:span><text:span text:style-name="T18_4">søknad</text:span><text:span text:style-name="T18_5"><text:s/></text:span><text:span text:style-name="T18_6">om</text:span><text:span text:style-name="T18_7"><text:s/></text:span><text:span text:style-name="T18_8">prosjektstøtte</text:span><text:span text:style-name="T18_9"><text:s/></text:span><text:span text:style-name="T18_10">IFI</text:span><text:span text:style-name="T18_11"><text:s/></text:span><text:span text:style-name="T18_12">Skitur</text:span><text:span text:style-name="T18_13"><text:s/>2013</text:span></text:p>
      <text:p text:style-name="P19"><text:span text:style-name="T19_1">7.<text:s/></text:span><text:span text:style-name="T19_2">TekNats</text:span><text:span text:style-name="T19_3"><text:s/></text:span><text:span text:style-name="T19_4">søknad</text:span><text:span text:style-name="T19_5"><text:s/></text:span><text:span text:style-name="T19_6">om</text:span><text:span text:style-name="T19_7"><text:s/></text:span><text:span text:style-name="T19_8">driftsmidler</text:span><text:span text:style-name="T19_9"><text:s/></text:span><text:span text:style-name="T19_10">høst</text:span><text:span text:style-name="T19_11"><text:s/>2012</text:span></text:p>
      <text:p text:style-name="P20"><text:span text:style-name="T20_1">8.<text:s/></text:span><text:span text:style-name="T20_2">TekNats</text:span><text:span text:style-name="T20_3"><text:s/></text:span><text:span text:style-name="T20_4">søknad</text:span><text:span text:style-name="T20_5"><text:s/></text:span><text:span text:style-name="T20_6">om</text:span><text:span text:style-name="T20_7"><text:s/></text:span><text:span text:style-name="T20_8">prosjektstøtte</text:span><text:span text:style-name="T20_9"><text:s/></text:span><text:span text:style-name="T20_10">høst</text:span><text:span text:style-name="T20_11"><text:s/>2012</text:span></text:p>
      <text:list text:style-name="LS2" xml:id="list5">
        <text:list-item>
          <text:p text:style-name="P21"><text:span text:style-name="T21_1">Signering</text:span><text:span text:style-name="T21_2"><text:s/></text:span><text:span text:style-name="T21_3">av</text:span><text:span text:style-name="T21_4"><text:s/></text:span><text:span text:style-name="T21_5">innvilgede</text:span><text:span text:style-name="T21_6"><text:s/></text:span><text:span text:style-name="T21_7">søknader</text:span></text:p>
        </text:list-item>
        <text:list-item>
          <text:p text:style-name="P22"><text:span text:style-name="T22_1">Bokettersyn</text:span><text:span text:style-name="T22_2"><text:s/></text:span><text:span text:style-name="T22_3">for</text:span><text:span text:style-name="T22_4"><text:s/></text:span><text:span text:style-name="T22_5">vårens</text:span><text:span text:style-name="T22_6"><text:s/></text:span><text:span text:style-name="T22_7">søknader</text:span></text:p>
        </text:list-item>
        <text:list-item>
          <text:p text:style-name="P23"><text:span text:style-name="T23_1">FU</text:span><text:span text:style-name="T23_2"><text:s/></text:span><text:span text:style-name="T23_3">i</text:span><text:span text:style-name="T23_4"><text:s/>2013</text:span></text:p>
        </text:list-item>
        <text:list-item>
          <text:p text:style-name="P24"><text:span text:style-name="T24_1">Eventuelt</text:span></text:p>
        </text:list-item>
      </text:list>
      <text:p text:style-name="P25"/>
      <text:p text:style-name="P26"><text:span text:style-name="T26_1">Tilstede</text:span></text:p>
      <text:p text:style-name="P27"><text:span text:style-name="T27_1">CYB</text:span></text:p>
      <text:list text:style-name="LS3" xml:id="list9">
        <text:list-item>
          <text:p text:style-name="P28"><text:span text:style-name="T28_1">Veronika</text:span><text:span text:style-name="T28_2"><text:s/></text:span><text:span text:style-name="T28_3">Heimsbakk</text:span><text:span text:style-name="T28_4"><text:s/>(</text:span><text:span text:style-name="T28_5">veronahe</text:span><text:span text:style-name="T28_6">)</text:span></text:p>
        </text:list-item>
        <text:list-item>
          <text:p text:style-name="P29"><text:span text:style-name="T29_1">Fredrik</text:span><text:span text:style-name="T29_2"><text:s/></text:span><text:span text:style-name="T29_3">Gjertsen</text:span><text:span text:style-name="T29_4"><text:s/>(</text:span><text:span text:style-name="T29_5">fredgj</text:span><text:span text:style-name="T29_6">)</text:span></text:p>
        </text:list-item>
      </text:list>
      <text:p text:style-name="P30"><text:span text:style-name="T30_1">PING</text:span></text:p>
      <text:list text:style-name="LS4" xml:id="list11">
        <text:list-item>
          <text:p text:style-name="P31"><text:span text:style-name="T31_1">Christopher</text:span><text:span text:style-name="T31_2"><text:s/></text:span><text:span text:style-name="T31_3">Culina</text:span><text:span text:style-name="T31_4"><text:s/>(</text:span><text:span text:style-name="T31_5">chrisbc</text:span><text:span text:style-name="T31_6">)</text:span></text:p>
        </text:list-item>
      </text:list>
      <text:p text:style-name="P32"><text:span text:style-name="T32_1">Dagen</text:span></text:p>
      <text:list text:style-name="LS5" xml:id="list12">
        <text:list-item>
          <text:p text:style-name="P33"><text:span text:style-name="T33_1">Marte</text:span><text:span text:style-name="T33_2"><text:s/></text:span><text:span text:style-name="T33_3">Hesvik</text:span><text:span text:style-name="T33_4"><text:s/></text:span><text:span text:style-name="T33_5">Frøyen</text:span><text:span text:style-name="T33_6"><text:s/>(</text:span><text:span text:style-name="T33_7">martehfr</text:span><text:span text:style-name="T33_8">)</text:span></text:p>
        </text:list-item>
      </text:list>
      <text:p text:style-name="P34"><text:span text:style-name="T34_1">Navet</text:span></text:p>
      <text:list text:style-name="LS6" xml:id="list13">
        <text:list-item>
          <text:p text:style-name="P35"><text:span text:style-name="T35_1">Amund</text:span><text:span text:style-name="T35_2"><text:s/></text:span><text:span text:style-name="T35_3">Meisal</text:span><text:span text:style-name="T35_4"><text:s/>(</text:span><text:span text:style-name="T35_5">amundom</text:span><text:span text:style-name="T35_6">)</text:span></text:p>
        </text:list-item>
      </text:list>
      <text:p text:style-name="P36"><text:span text:style-name="T36_1">Mikro</text:span></text:p>
      <text:list text:style-name="LS7" xml:id="list14">
        <text:list-item>
          <text:p text:style-name="P37"><text:span text:style-name="T37_1">Andre</text:span><text:span text:style-name="T37_2"><text:s/></text:span><text:span text:style-name="T37_3">Kramer</text:span><text:span text:style-name="T37_4"><text:s/></text:span><text:span text:style-name="T37_5">Orten</text:span><text:span text:style-name="T37_6"><text:s/>(</text:span><text:span text:style-name="T37_7">andrekor</text:span><text:span text:style-name="T37_8">)</text:span></text:p>
        </text:list-item>
        <text:list-item>
          <text:p text:style-name="P38"><text:span text:style-name="T38_1">Jarle</text:span><text:span text:style-name="T38_2"><text:s/></text:span><text:span text:style-name="T38_3">Fosen</text:span><text:span text:style-name="T38_4"><text:s/>(</text:span><text:span text:style-name="T38_5">jarlefo</text:span><text:span text:style-name="T38_6">)</text:span></text:p>
        </text:list-item>
      </text:list>
      <text:p text:style-name="P39"><text:span text:style-name="T39_1">FUI</text:span></text:p>
      <text:list text:style-name="LS8" xml:id="list16">
        <text:list-item>
          <text:p text:style-name="P40"><text:span text:style-name="T40_1">Thorvald</text:span><text:span text:style-name="T40_2"><text:s/></text:span><text:span text:style-name="T40_3">Henrik</text:span><text:span text:style-name="T40_4"><text:s/></text:span><text:span text:style-name="T40_5">Glad</text:span><text:span text:style-name="T40_6"><text:s/></text:span><text:span text:style-name="T40_7">Munch</text:span><text:span text:style-name="T40_8">-</text:span><text:span text:style-name="T40_9">Møller</text:span><text:span text:style-name="T40_10"><text:s/>(</text:span><text:span text:style-name="T40_11">thorvahm</text:span><text:span text:style-name="T40_12">)</text:span></text:p>
        </text:list-item>
        <text:list-item>
          <text:p text:style-name="P41"><text:span text:style-name="T41_1">Suhas</text:span><text:span text:style-name="T41_2"><text:s/></text:span><text:span text:style-name="T41_3">Govind</text:span><text:span text:style-name="T41_4"><text:s/></text:span><text:span text:style-name="T41_5">Joshi</text:span><text:span text:style-name="T41_6"><text:s/>(</text:span><text:span text:style-name="T41_7">joshi</text:span><text:span text:style-name="T41_8">)</text:span></text:p>
        </text:list-item>
        <text:list-item>
          <text:p text:style-name="P42"><text:span text:style-name="T42_1">Bendik</text:span><text:span text:style-name="T42_2"><text:s/></text:span><text:span text:style-name="T42_3">Kvamstad</text:span><text:span text:style-name="T42_4"><text:s/>(</text:span><text:span text:style-name="T42_5">bendikhk</text:span><text:span text:style-name="T42_6">)</text:span></text:p>
        </text:list-item>
      </text:list>
      <text:p text:style-name="P43"><text:span text:style-name="T43_1">P</text:span><text:span text:style-name="T43_2">:</text:span><text:span text:style-name="T43_3">ISK</text:span></text:p>
      <text:list text:style-name="LS9" xml:id="list19">
        <text:list-item>
          <text:p text:style-name="P44"><text:span text:style-name="T44_1">Andreas</text:span><text:span text:style-name="T44_2"><text:s/></text:span><text:span text:style-name="T44_3">Lind</text:span><text:span text:style-name="T44_4">-</text:span><text:span text:style-name="T44_5">Johansen</text:span><text:span text:style-name="T44_6"><text:s/>(</text:span><text:span text:style-name="T44_7">andrelin</text:span><text:span text:style-name="T44_8">)</text:span></text:p>
        </text:list-item>
      </text:list>
      <text:p text:style-name="P45"><text:span text:style-name="T45_1">FU</text:span></text:p>
      <text:list text:style-name="LS10" xml:id="list20">
        <text:list-item>
          <text:p text:style-name="P46"><text:span text:style-name="T46_1">Torgeir</text:span><text:span text:style-name="T46_2"><text:s/></text:span><text:span text:style-name="T46_3">Lebesbye</text:span><text:span text:style-name="T46_4"><text:s/>(</text:span><text:span text:style-name="T46_5">torgeirl</text:span><text:span text:style-name="T46_6">)</text:span></text:p>
        </text:list-item>
      </text:list>
      <text:p text:style-name="P47"/>
      <text:p text:style-name="P48"/>
      <text:p text:style-name="P49"><text:span text:style-name="T49_1">1<text:s/></text:span><text:span text:style-name="T49_2">Godkjenning</text:span><text:span text:style-name="T49_3"><text:s/></text:span><text:span text:style-name="T49_4">av</text:span><text:span text:style-name="T49_5"><text:s/></text:span><text:span text:style-name="T49_6">innkalling</text:span></text:p>
      <text:p text:style-name="P50"><text:span text:style-name="T50_1">Godkjent</text:span><text:span text:style-name="T50_2">.</text:span></text:p>
      <text:p text:style-name="P51"/>
      <text:p text:style-name="P52"/>
      <text:p text:style-name="P53"><text:span text:style-name="T53_1">2<text:s/></text:span><text:span text:style-name="T53_2">Godkjenning</text:span><text:span text:style-name="T53_3"><text:s/></text:span><text:span text:style-name="T53_4">av</text:span><text:span text:style-name="T53_5"><text:s/></text:span><text:span text:style-name="T53_6">agenda</text:span></text:p>
      <text:p text:style-name="P54"><text:span text:style-name="T54_1">Godkjent</text:span><text:span text:style-name="T54_2">.</text:span></text:p>
      <text:p text:style-name="P55"/>
      <text:p text:style-name="P56"/>
      <text:p text:style-name="P57"><text:span text:style-name="T57_1">3<text:s/></text:span><text:span text:style-name="T57_2">Godkjenning</text:span><text:span text:style-name="T57_3"><text:s/></text:span><text:span text:style-name="T57_4">av</text:span><text:span text:style-name="T57_5"><text:s/></text:span><text:span text:style-name="T57_6">referat</text:span><text:span text:style-name="T57_7"><text:s/></text:span><text:span text:style-name="T57_8">fra</text:span><text:span text:style-name="T57_9"><text:s/></text:span><text:span text:style-name="T57_10">forrige</text:span><text:span text:style-name="T57_11"><text:s/></text:span><text:span text:style-name="T57_12">møte</text:span></text:p>
      <text:p text:style-name="P58"><text:span text:style-name="T58_1">Godkjent</text:span><text:span text:style-name="T58_2">.</text:span></text:p>
      <text:p text:style-name="P59"/>
      <text:p text:style-name="P60"/>
      <text:p text:style-name="P61"><text:span text:style-name="T61_1">4<text:s/></text:span><text:span text:style-name="T61_2">Kort</text:span><text:span text:style-name="T61_3"><text:s/></text:span><text:span text:style-name="T61_4">økonomioppdatering</text:span></text:p>
      <text:p text:style-name="P62"><text:span text:style-name="T62_1">Koordinator</text:span><text:span text:style-name="T62_2"><text:s/></text:span><text:span text:style-name="T62_3">forteller</text:span><text:span text:style-name="T62_4"><text:s/></text:span><text:span text:style-name="T62_5">kort</text:span><text:span text:style-name="T62_6"><text:s/></text:span><text:span text:style-name="T62_7">at</text:span><text:span text:style-name="T62_8"><text:s/></text:span><text:span text:style-name="T62_9">man</text:span><text:span text:style-name="T62_10"><text:s/></text:span><text:span text:style-name="T62_11">har</text:span><text:span text:style-name="T62_12"><text:s/></text:span><text:span text:style-name="T62_13">i</text:span><text:span text:style-name="T62_14"><text:s/></text:span><text:span text:style-name="T62_15">overkant</text:span><text:span text:style-name="T62_16"><text:s/></text:span><text:span text:style-name="T62_17">av</text:span><text:span text:style-name="T62_18"><text:s/>400<text:s/>000<text:s/></text:span><text:span text:style-name="T62_19">kroner</text:span><text:span text:style-name="T62_20"><text:s/></text:span><text:span text:style-name="T62_21">på</text:span><text:span text:style-name="T62_22"><text:s/></text:span><text:span text:style-name="T62_23">konto</text:span><text:span text:style-name="T62_24">,<text:s/></text:span><text:span text:style-name="T62_25">og</text:span><text:span text:style-name="T62_26"><text:s/></text:span><text:span text:style-name="T62_27">at</text:span><text:span text:style-name="T62_28"><text:s/></text:span><text:span text:style-name="T62_29">det</text:span><text:span text:style-name="T62_30"><text:s/></text:span><text:span text:style-name="T62_31">kommer</text:span><text:span text:style-name="T62_32"><text:s/></text:span><text:span text:style-name="T62_33">en</text:span><text:span text:style-name="T62_34"><text:s/></text:span><text:span text:style-name="T62_35">mer</text:span><text:span text:style-name="T62_36"><text:s/></text:span><text:span text:style-name="T62_37">detaljert</text:span><text:span text:style-name="T62_38"><text:s/></text:span><text:span text:style-name="T62_39">oversikt</text:span><text:span text:style-name="T62_40"><text:s/></text:span><text:span text:style-name="T62_41">utover</text:span><text:span text:style-name="T62_42"><text:s/></text:span><text:span text:style-name="T62_43">høsten</text:span><text:span text:style-name="T62_44">.</text:span></text:p>
      <text:p text:style-name="P63"/>
      <text:p text:style-name="P64"/>
      <text:p text:style-name="P65"><text:span text:style-name="T65_1">5<text:s/></text:span><text:span text:style-name="T65_2">Behandling</text:span><text:span text:style-name="T65_3"><text:s/></text:span><text:span text:style-name="T65_4">av</text:span><text:span text:style-name="T65_5"><text:s/></text:span><text:span text:style-name="T65_6">søknader</text:span></text:p>
      <text:p text:style-name="P66"><text:span text:style-name="T66_1">5.1.<text:s/></text:span><text:span text:style-name="T66_2">Verdandes</text:span><text:span text:style-name="T66_3"><text:s/></text:span><text:span text:style-name="T66_4">søknad</text:span><text:span text:style-name="T66_5"><text:s/></text:span><text:span text:style-name="T66_6">om</text:span><text:span text:style-name="T66_7"><text:s/></text:span><text:span text:style-name="T66_8">prosjektstøtte</text:span><text:span text:style-name="T66_9"><text:s/></text:span><text:span text:style-name="T66_10">høst</text:span><text:span text:style-name="T66_11"><text:s/>2012</text:span></text:p>
      <text:p text:style-name="P67"><text:span text:style-name="T67_1">Innvilget</text:span><text:span text:style-name="T67_2">.</text:span></text:p>
      <text:p text:style-name="P68"/>
      <text:p text:style-name="P69"><text:span text:style-name="T69_1">5.2.<text:s/></text:span><text:span text:style-name="T69_2">Verdandes</text:span><text:span text:style-name="T69_3"><text:s/></text:span><text:span text:style-name="T69_4">søknad</text:span><text:span text:style-name="T69_5"><text:s/></text:span><text:span text:style-name="T69_6">om</text:span><text:span text:style-name="T69_7"><text:s/></text:span><text:span text:style-name="T69_8">driftsmidler</text:span><text:span text:style-name="T69_9"><text:s/></text:span><text:span text:style-name="T69_10">høst</text:span><text:span text:style-name="T69_11"><text:s/>2012</text:span></text:p>
      <text:p text:style-name="P70"><text:span text:style-name="T70_1">Innvilget</text:span><text:span text:style-name="T70_2">.</text:span></text:p>
      <text:p text:style-name="P71"/>
      <text:p text:style-name="P72"><text:span text:style-name="T72_1">5.3.<text:s/></text:span><text:span text:style-name="T72_2">CYBs</text:span><text:span text:style-name="T72_3"><text:s/></text:span><text:span text:style-name="T72_4">søknad</text:span><text:span text:style-name="T72_5"><text:s/></text:span><text:span text:style-name="T72_6">om</text:span><text:span text:style-name="T72_7"><text:s/></text:span><text:span text:style-name="T72_8">driftsmidler</text:span><text:span text:style-name="T72_9"><text:s/></text:span><text:span text:style-name="T72_10">høst</text:span><text:span text:style-name="T72_11"><text:s/>2012</text:span></text:p>
      <text:p text:style-name="P73"><text:span text:style-name="T73_1">Det</text:span><text:span text:style-name="T73_2"><text:s/></text:span><text:span text:style-name="T73_3">stilles</text:span><text:span text:style-name="T73_4"><text:s/></text:span><text:span text:style-name="T73_5">spørsmål</text:span><text:span text:style-name="T73_6"><text:s/></text:span><text:span text:style-name="T73_7">om</text:span><text:span text:style-name="T73_8"><text:s/></text:span><text:span text:style-name="T73_9">posten</text:span><text:span text:style-name="T73_10"><text:s/></text:span><text:span text:style-name="T73_11">til</text:span><text:span text:style-name="T73_12"><text:s/></text:span><text:span text:style-name="T73_13">videre</text:span><text:span text:style-name="T73_14"><text:s/></text:span><text:span text:style-name="T73_15">arbeid</text:span><text:span text:style-name="T73_16"><text:s/></text:span><text:span text:style-name="T73_17">med</text:span><text:span text:style-name="T73_18"><text:s/></text:span><text:span text:style-name="T73_19">orden</text:span><text:span text:style-name="T73_20">,<text:s/></text:span><text:span text:style-name="T73_21">og</text:span><text:span text:style-name="T73_22"><text:s/></text:span><text:span text:style-name="T73_23">hvordan</text:span><text:span text:style-name="T73_24"><text:s/></text:span><text:span text:style-name="T73_25">denne</text:span><text:span text:style-name="T73_26"><text:s/></text:span><text:span text:style-name="T73_27">summen</text:span><text:span text:style-name="T73_28"><text:s/></text:span><text:span text:style-name="T73_29">skal</text:span><text:span text:style-name="T73_30"><text:s/></text:span><text:span text:style-name="T73_31">benyttes</text:span><text:span text:style-name="T73_32">.<text:s/></text:span><text:span text:style-name="T73_33">Søknaden</text:span><text:span text:style-name="T73_34"><text:s/></text:span><text:span text:style-name="T73_35">innvilges</text:span><text:span text:style-name="T73_36">,<text:s/></text:span><text:span text:style-name="T73_37">men</text:span><text:span text:style-name="T73_38"><text:s/></text:span><text:span text:style-name="T73_39">man</text:span><text:span text:style-name="T73_40"><text:s/></text:span><text:span text:style-name="T73_41">ber</text:span><text:span text:style-name="T73_42"><text:s/></text:span><text:span text:style-name="T73_43">om</text:span><text:span text:style-name="T73_44"><text:s/></text:span><text:span text:style-name="T73_45">at</text:span><text:span text:style-name="T73_46"><text:s/></text:span><text:span text:style-name="T73_47">det</text:span><text:span text:style-name="T73_48"><text:s/></text:span><text:span text:style-name="T73_49">redgjøres</text:span><text:span text:style-name="T73_50"><text:s/></text:span><text:span text:style-name="T73_51">ytterligere</text:span><text:span text:style-name="T73_52"><text:s/></text:span><text:span text:style-name="T73_53">for</text:span><text:span text:style-name="T73_54"><text:s/></text:span><text:span text:style-name="T73_55">dette</text:span><text:span text:style-name="T73_56">.</text:span></text:p>
      <text:p text:style-name="P74"/>
      <text:p text:style-name="P75"><text:span text:style-name="T75_1">5.4.<text:s/></text:span><text:span text:style-name="T75_2">CYBs</text:span><text:span text:style-name="T75_3"><text:s/></text:span><text:span text:style-name="T75_4">søknad</text:span><text:span text:style-name="T75_5"><text:s/></text:span><text:span text:style-name="T75_6">om</text:span><text:span text:style-name="T75_7"><text:s/></text:span><text:span text:style-name="T75_8">prosjektstøtte</text:span><text:span text:style-name="T75_9"><text:s/></text:span><text:span text:style-name="T75_10">IFI</text:span><text:span text:style-name="T75_11">-</text:span><text:span text:style-name="T75_12">galla</text:span><text:span text:style-name="T75_13"><text:s/></text:span><text:span text:style-name="T75_14">høst</text:span><text:span text:style-name="T75_15"><text:s/>2012</text:span></text:p>
      <text:p text:style-name="P76"><text:span text:style-name="T76_1">Søknaden</text:span><text:span text:style-name="T76_2"><text:s/></text:span><text:span text:style-name="T76_3">innvilges</text:span><text:span text:style-name="T76_4">,<text:s/></text:span><text:span text:style-name="T76_5">men</text:span><text:span text:style-name="T76_6"><text:s/></text:span><text:span text:style-name="T76_7">man</text:span><text:span text:style-name="T76_8"><text:s/></text:span><text:span text:style-name="T76_9">gjør</text:span><text:span text:style-name="T76_10"><text:s/></text:span><text:span text:style-name="T76_11">samtidig</text:span><text:span text:style-name="T76_12"><text:s/></text:span><text:span text:style-name="T76_13">oppmerksom</text:span><text:span text:style-name="T76_14"><text:s/></text:span><text:span text:style-name="T76_15">på</text:span><text:span text:style-name="T76_16"><text:s/></text:span><text:span text:style-name="T76_17">at</text:span><text:span text:style-name="T76_18"><text:s/></text:span><text:span text:style-name="T76_19">et</text:span><text:span text:style-name="T76_20"><text:s/></text:span><text:span text:style-name="T76_21">eventuelt</text:span><text:span text:style-name="T76_22"><text:s/></text:span><text:span text:style-name="T76_23">overskudd</text:span><text:span text:style-name="T76_24"><text:s/></text:span><text:span text:style-name="T76_25">skal</text:span><text:span text:style-name="T76_26"><text:s/></text:span><text:span text:style-name="T76_27">tilbakebetales</text:span><text:span text:style-name="T76_28">.</text:span></text:p>
      <text:p text:style-name="P77"/>
      <text:p text:style-name="P78"><text:span text:style-name="T78_1">5.5<text:s/></text:span><text:span text:style-name="T78_2">CYBs</text:span><text:span text:style-name="T78_3"><text:s/></text:span><text:span text:style-name="T78_4">søknad</text:span><text:span text:style-name="T78_5"><text:s/></text:span><text:span text:style-name="T78_6">om</text:span><text:span text:style-name="T78_7"><text:s/></text:span><text:span text:style-name="T78_8">underskuddsgaranti</text:span><text:span text:style-name="T78_9"><text:s/></text:span><text:span text:style-name="T78_10">IFI</text:span><text:span text:style-name="T78_11">-</text:span><text:span text:style-name="T78_12">galla</text:span><text:span text:style-name="T78_13"><text:s/></text:span><text:span text:style-name="T78_14">høst</text:span><text:span text:style-name="T78_15"><text:s/>2012</text:span></text:p>
      <text:p text:style-name="P79"><text:span text:style-name="T79_1">Innvilget</text:span><text:span text:style-name="T79_2">.</text:span></text:p>
      <text:p text:style-name="P80"/>
      <text:p text:style-name="P81"><text:span text:style-name="T81_1">5.6.<text:s/></text:span><text:span text:style-name="T81_2">CYBs</text:span><text:span text:style-name="T81_3"><text:s/></text:span><text:span text:style-name="T81_4">søknad</text:span><text:span text:style-name="T81_5"><text:s/></text:span><text:span text:style-name="T81_6">om</text:span><text:span text:style-name="T81_7"><text:s/></text:span><text:span text:style-name="T81_8">prosjektstøtte</text:span><text:span text:style-name="T81_9"><text:s/></text:span><text:span text:style-name="T81_10">IFI</text:span><text:span text:style-name="T81_11"><text:s/></text:span><text:span text:style-name="T81_12">Skitur</text:span><text:span text:style-name="T81_13"><text:s/>2013</text:span></text:p>
      <text:p text:style-name="P82"><text:span text:style-name="T82_1">Innvilget</text:span><text:span text:style-name="T82_2">,<text:s/></text:span><text:span text:style-name="T82_3">men</text:span><text:span text:style-name="T82_4"><text:s/></text:span><text:span text:style-name="T82_5">det</text:span><text:span text:style-name="T82_6"><text:s/></text:span><text:span text:style-name="T82_7">blir</text:span><text:span text:style-name="T82_8"><text:s/></text:span><text:span text:style-name="T82_9">bedt</text:span><text:span text:style-name="T82_10"><text:s/></text:span><text:span text:style-name="T82_11">om</text:span><text:span text:style-name="T82_12"><text:s/></text:span><text:span text:style-name="T82_13">at</text:span><text:span text:style-name="T82_14"><text:s/></text:span><text:span text:style-name="T82_15">et</text:span><text:span text:style-name="T82_16"><text:s/></text:span><text:span text:style-name="T82_17">regnskap</text:span><text:span text:style-name="T82_18"><text:s/></text:span><text:span text:style-name="T82_19">for</text:span><text:span text:style-name="T82_20"><text:s/></text:span><text:span text:style-name="T82_21">IFI</text:span><text:span text:style-name="T82_22"><text:s/></text:span><text:span text:style-name="T82_23">Skitur</text:span><text:span text:style-name="T82_24"><text:s/>2012<text:s/></text:span><text:span text:style-name="T82_25">produseres</text:span><text:span text:style-name="T82_26"><text:s/></text:span><text:span text:style-name="T82_27">og</text:span><text:span text:style-name="T82_28"><text:s/></text:span><text:span text:style-name="T82_29">at</text:span><text:span text:style-name="T82_30"><text:s/></text:span><text:span text:style-name="T82_31">dette</text:span><text:span text:style-name="T82_32"><text:s/></text:span><text:span text:style-name="T82_33">ettersendes</text:span><text:span text:style-name="T82_34">.</text:span></text:p>
      <text:p text:style-name="P83"/>
      <text:p text:style-name="P84"><text:span text:style-name="T84_1">5.7.<text:s/></text:span><text:span text:style-name="T84_2">TekNats</text:span><text:span text:style-name="T84_3"><text:s/></text:span><text:span text:style-name="T84_4">søknad</text:span><text:span text:style-name="T84_5"><text:s/></text:span><text:span text:style-name="T84_6">om</text:span><text:span text:style-name="T84_7"><text:s/></text:span><text:span text:style-name="T84_8">driftsmidler</text:span><text:span text:style-name="T84_9"><text:s/></text:span><text:span text:style-name="T84_10">høst</text:span><text:span text:style-name="T84_11"><text:s/>2012</text:span></text:p>
      <text:p text:style-name="P85"><text:span text:style-name="T85_1">Delvis</text:span><text:span text:style-name="T85_2"><text:s/></text:span><text:span text:style-name="T85_3">innvilget</text:span><text:span text:style-name="T85_4"><text:s/></text:span><text:span text:style-name="T85_5">med</text:span><text:span text:style-name="T85_6"><text:s/>750<text:s/></text:span><text:span text:style-name="T85_7">kroner</text:span><text:span text:style-name="T85_8"><text:s/></text:span><text:span text:style-name="T85_9">da</text:span><text:span text:style-name="T85_10"><text:s/>«</text:span><text:span text:style-name="T85_11">Utstyr</text:span><text:span text:style-name="T85_12"><text:s/></text:span><text:span text:style-name="T85_13">til</text:span><text:span text:style-name="T85_14"><text:s/></text:span><text:span text:style-name="T85_15">programrommet</text:span><text:span text:style-name="T85_16">»<text:s/></text:span><text:span text:style-name="T85_17">utover</text:span><text:span text:style-name="T85_18"><text:s/></text:span><text:span text:style-name="T85_19">posten</text:span><text:span text:style-name="T85_20"><text:s/>«</text:span><text:span text:style-name="T85_21">Trykk</text:span><text:span text:style-name="T85_22"><text:s/></text:span><text:span text:style-name="T85_23">av</text:span><text:span text:style-name="T85_24"><text:s/></text:span><text:span text:style-name="T85_25">faglige</text:span><text:span text:style-name="T85_26"><text:s/></text:span><text:span text:style-name="T85_27">plakater</text:span><text:span text:style-name="T85_28">»<text:s/></text:span><text:span text:style-name="T85_29">på</text:span><text:span text:style-name="T85_30"><text:s/>100<text:s/></text:span><text:span text:style-name="T85_31">kroner</text:span><text:span text:style-name="T85_32"><text:s/></text:span><text:span text:style-name="T85_33">faller</text:span><text:span text:style-name="T85_34"><text:s/></text:span><text:span text:style-name="T85_35">under</text:span><text:span text:style-name="T85_36"><text:s/></text:span><text:span text:style-name="T85_37">hva</text:span><text:span text:style-name="T85_38"><text:s/></text:span><text:span text:style-name="T85_39">IFI</text:span><text:span text:style-name="T85_40"><text:s/></text:span><text:span text:style-name="T85_41">i</text:span><text:span text:style-name="T85_42"><text:s/></text:span><text:span text:style-name="T85_43">utgangspunktet</text:span><text:span text:style-name="T85_44"><text:s/></text:span><text:span text:style-name="T85_45">dekket</text:span><text:span text:style-name="T85_46"><text:s/></text:span><text:span text:style-name="T85_47">til</text:span><text:span text:style-name="T85_48"><text:s/></text:span><text:span text:style-name="T85_49">programrommene</text:span><text:span text:style-name="T85_50"><text:s/>(</text:span><text:span text:style-name="T85_51">de</text:span><text:span text:style-name="T85_52"><text:s/></text:span><text:span text:style-name="T85_53">vil</text:span><text:span text:style-name="T85_54"><text:s/></text:span><text:span text:style-name="T85_55">nok</text:span><text:span text:style-name="T85_56"><text:s/></text:span><text:span text:style-name="T85_57">tilbakebetale</text:span><text:span text:style-name="T85_58"><text:s/></text:span><text:span text:style-name="T85_59">dette</text:span><text:span text:style-name="T85_60"><text:s/></text:span><text:span text:style-name="T85_61">mot</text:span><text:span text:style-name="T85_62"><text:s/></text:span><text:span text:style-name="T85_63">bilag</text:span><text:span text:style-name="T85_64">).</text:span></text:p>
      <text:p text:style-name="P86"/>
      <text:p text:style-name="P87"><text:span text:style-name="T87_1">5.8.<text:s/></text:span><text:span text:style-name="T87_2">TekNats</text:span><text:span text:style-name="T87_3"><text:s/></text:span><text:span text:style-name="T87_4">søknad</text:span><text:span text:style-name="T87_5"><text:s/></text:span><text:span text:style-name="T87_6">om</text:span><text:span text:style-name="T87_7"><text:s/></text:span><text:span text:style-name="T87_8">prosjektstøtte</text:span><text:span text:style-name="T87_9"><text:s/></text:span><text:span text:style-name="T87_10">høst</text:span><text:span text:style-name="T87_11"><text:s/>2012</text:span></text:p>
      <text:p text:style-name="P88"><text:span text:style-name="T88_1">Man</text:span><text:span text:style-name="T88_2"><text:s/></text:span><text:span text:style-name="T88_3">diskuterer</text:span><text:span text:style-name="T88_4"><text:s/></text:span><text:span text:style-name="T88_5">foreningens</text:span><text:span text:style-name="T88_6"><text:s/></text:span><text:span text:style-name="T88_7">vedtekter</text:span><text:span text:style-name="T88_8"><text:s/>(§7<text:s/>...<text:s/></text:span><text:span text:style-name="T88_9">Dersom</text:span><text:span text:style-name="T88_10"><text:s/></text:span><text:span text:style-name="T88_11">foreningen</text:span><text:span text:style-name="T88_12"><text:s/></text:span><text:span text:style-name="T88_13">skal</text:span><text:span text:style-name="T88_14"><text:s/></text:span><text:span text:style-name="T88_15">oppløses</text:span><text:span text:style-name="T88_16"><text:s/></text:span><text:span text:style-name="T88_17">vil</text:span><text:span text:style-name="T88_18"><text:s/></text:span><text:span text:style-name="T88_19">alt</text:span><text:span text:style-name="T88_20"><text:s/></text:span><text:span text:style-name="T88_21">overskudd</text:span><text:span text:style-name="T88_22"><text:s/></text:span><text:span text:style-name="T88_23">av</text:span><text:span text:style-name="T88_24"><text:s/></text:span><text:span text:style-name="T88_25">penger</text:span><text:span text:style-name="T88_26"><text:s/></text:span><text:span text:style-name="T88_27">gå</text:span><text:span text:style-name="T88_28"><text:s/></text:span><text:span text:style-name="T88_29">til</text:span><text:span text:style-name="T88_30"><text:s/></text:span><text:span text:style-name="T88_31">et</text:span><text:span text:style-name="T88_32"><text:s/></text:span><text:span text:style-name="T88_33">veldedig</text:span><text:span text:style-name="T88_34"><text:s/></text:span><text:span text:style-name="T88_35">formål</text:span><text:span text:style-name="T88_36"><text:s/>...<text:s/>[</text:span><text:span text:style-name="T88_37">og</text:span><text:span text:style-name="T88_38">]<text:s/></text:span><text:span text:style-name="T88_39">at</text:span><text:span text:style-name="T88_40"><text:s/></text:span><text:span text:style-name="T88_41">av</text:span><text:span text:style-name="T88_42"><text:s/></text:span><text:span text:style-name="T88_43">eventuelt</text:span><text:span text:style-name="T88_44"><text:s/></text:span><text:span text:style-name="T88_45">utstyr</text:span><text:span text:style-name="T88_46"><text:s/></text:span><text:span text:style-name="T88_47">vil</text:span><text:span text:style-name="T88_48"><text:s/></text:span><text:span text:style-name="T88_49">bli</text:span><text:span text:style-name="T88_50"><text:s/></text:span><text:span text:style-name="T88_51">sendt</text:span><text:span text:style-name="T88_52"><text:s/></text:span><text:span text:style-name="T88_53">på</text:span><text:span text:style-name="T88_54"><text:s/></text:span><text:span text:style-name="T88_55">loppemarked</text:span><text:span text:style-name="T88_56">)<text:s/></text:span><text:span text:style-name="T88_57">og</text:span><text:span text:style-name="T88_58"><text:s/></text:span><text:span text:style-name="T88_59">oppfordrer</text:span><text:span text:style-name="T88_60"><text:s/></text:span><text:span text:style-name="T88_61">til</text:span><text:span text:style-name="T88_62"><text:s/></text:span><text:span text:style-name="T88_63">å</text:span><text:span text:style-name="T88_64"><text:s/></text:span><text:span text:style-name="T88_65">videreføre</text:span><text:span text:style-name="T88_66"><text:s/></text:span><text:span text:style-name="T88_67">eierskapet</text:span><text:span text:style-name="T88_68"><text:s/></text:span><text:span text:style-name="T88_69">av</text:span><text:span text:style-name="T88_70"><text:s/></text:span><text:span text:style-name="T88_71">brettspill</text:span><text:span text:style-name="T88_72"><text:s/></text:span><text:span text:style-name="T88_73">og</text:span><text:span text:style-name="T88_74"><text:s/></text:span><text:span text:style-name="T88_75">lignende</text:span><text:span text:style-name="T88_76"><text:s/></text:span><text:span text:style-name="T88_77">internt</text:span><text:span text:style-name="T88_78"><text:s/></text:span><text:span text:style-name="T88_79">på</text:span><text:span text:style-name="T88_80"><text:s/></text:span><text:span text:style-name="T88_81">IFI</text:span><text:span text:style-name="T88_82"><text:s/></text:span><text:span text:style-name="T88_83">ved</text:span><text:span text:style-name="T88_84"><text:s/></text:span><text:span text:style-name="T88_85">en</text:span><text:span text:style-name="T88_86"><text:s/></text:span><text:span text:style-name="T88_87">eventuell</text:span><text:span text:style-name="T88_88"><text:s/></text:span><text:span text:style-name="T88_89">oppløselse</text:span><text:span text:style-name="T88_90"><text:s/></text:span><text:span text:style-name="T88_91">da</text:span><text:span text:style-name="T88_92"><text:s/></text:span><text:span text:style-name="T88_93">tildelte</text:span><text:span text:style-name="T88_94"><text:s/></text:span><text:span text:style-name="T88_95">midler</text:span><text:span text:style-name="T88_96"><text:s/></text:span><text:span text:style-name="T88_97">er</text:span><text:span text:style-name="T88_98"><text:s/></text:span><text:span text:style-name="T88_99">ment</text:span><text:span text:style-name="T88_100"><text:s/></text:span><text:span text:style-name="T88_101">å</text:span><text:span text:style-name="T88_102"><text:s/></text:span><text:span text:style-name="T88_103">gå</text:span><text:span text:style-name="T88_104"><text:s/></text:span><text:span text:style-name="T88_105">studentforeninger</text:span><text:span text:style-name="T88_106"><text:s/></text:span><text:span text:style-name="T88_107">på</text:span><text:span text:style-name="T88_108"><text:s/></text:span><text:span text:style-name="T88_109">IFI</text:span><text:span text:style-name="T88_110"><text:s/></text:span><text:span text:style-name="T88_111">til</text:span><text:span text:style-name="T88_112"><text:s/></text:span><text:span text:style-name="T88_113">gode</text:span><text:span text:style-name="T88_114">.<text:s/></text:span><text:span text:style-name="T88_115">Videre</text:span><text:span text:style-name="T88_116"><text:s/></text:span><text:span text:style-name="T88_117">gjør</text:span><text:span text:style-name="T88_118"><text:s/></text:span><text:span text:style-name="T88_119">man</text:span><text:span text:style-name="T88_120"><text:s/></text:span><text:span text:style-name="T88_121">oppmerksom</text:span><text:span text:style-name="T88_122"><text:s/></text:span><text:span text:style-name="T88_123">på</text:span><text:span text:style-name="T88_124"><text:s/></text:span><text:span text:style-name="T88_125">at</text:span><text:span text:style-name="T88_126"><text:s/></text:span><text:span text:style-name="T88_127">støtte</text:span><text:span text:style-name="T88_128"><text:s/></text:span><text:span text:style-name="T88_129">som</text:span><text:span text:style-name="T88_130"><text:s/></text:span><text:span text:style-name="T88_131">ikke</text:span><text:span text:style-name="T88_132"><text:s/></text:span><text:span text:style-name="T88_133">brukes</text:span><text:span text:style-name="T88_134"><text:s/></text:span><text:span text:style-name="T88_135">slik</text:span><text:span text:style-name="T88_136"><text:s/></text:span><text:span text:style-name="T88_137">FU</text:span><text:span text:style-name="T88_138"><text:s/></text:span><text:span text:style-name="T88_139">er</text:span><text:span text:style-name="T88_140"><text:s/></text:span><text:span text:style-name="T88_141">forespeilet</text:span><text:span text:style-name="T88_142"><text:s/></text:span><text:span text:style-name="T88_143">skal</text:span><text:span text:style-name="T88_144"><text:s/></text:span><text:span text:style-name="T88_145">tilbakeføres</text:span><text:span text:style-name="T88_146">.<text:s/></text:span><text:span text:style-name="T88_147">Søknaden</text:span><text:span text:style-name="T88_148"><text:s/></text:span><text:span text:style-name="T88_149">innvilges</text:span><text:span text:style-name="T88_150">.</text:span></text:p>
      <text:p text:style-name="P89"/>
      <text:p text:style-name="P90"/>
      <text:p text:style-name="P91"><text:span text:style-name="T91_1">6<text:s/></text:span><text:span text:style-name="T91_2">Signering</text:span><text:span text:style-name="T91_3"><text:s/></text:span><text:span text:style-name="T91_4">av</text:span><text:span text:style-name="T91_5"><text:s/></text:span><text:span text:style-name="T91_6">innvilgede</text:span><text:span text:style-name="T91_7"><text:s/></text:span><text:span text:style-name="T91_8">søknader</text:span></text:p>
      <text:p text:style-name="P92"><text:span text:style-name="T92_1">Koordinator</text:span><text:span text:style-name="T92_2"><text:s/></text:span><text:span text:style-name="T92_3">sender</text:span><text:span text:style-name="T92_4"><text:s/></text:span><text:span text:style-name="T92_5">papirer</text:span><text:span text:style-name="T92_6"><text:s/></text:span><text:span text:style-name="T92_7">rundt</text:span><text:span text:style-name="T92_8">.<text:s/></text:span><text:span text:style-name="T92_9">Han</text:span><text:span text:style-name="T92_10"><text:s/></text:span><text:span text:style-name="T92_11">beklager</text:span><text:span text:style-name="T92_12"><text:s/></text:span><text:span text:style-name="T92_13">at</text:span><text:span text:style-name="T92_14"><text:s/></text:span><text:span text:style-name="T92_15">det</text:span><text:span text:style-name="T92_16"><text:s/></text:span><text:span text:style-name="T92_17">fortsatt</text:span><text:span text:style-name="T92_18"><text:s/></text:span><text:span text:style-name="T92_19">står</text:span><text:span text:style-name="T92_20"><text:s/>«</text:span><text:span text:style-name="T92_21">Fagutlvalget</text:span><text:span text:style-name="T92_22"><text:s/></text:span><text:span text:style-name="T92_23">for</text:span><text:span text:style-name="T92_24"><text:s/></text:span><text:span text:style-name="T92_25">I</text:span><text:span text:style-name="T92_26">:</text:span><text:span text:style-name="T92_27">SK</text:span><text:span text:style-name="T92_28">»,<text:s/></text:span><text:span text:style-name="T92_29">og</text:span><text:span text:style-name="T92_30"><text:s/></text:span><text:span text:style-name="T92_31">skal</text:span><text:span text:style-name="T92_32"><text:s/></text:span><text:span text:style-name="T92_33">rette</text:span><text:span text:style-name="T92_34"><text:s/></text:span><text:span text:style-name="T92_35">dette</text:span><text:span text:style-name="T92_36"><text:s/></text:span><text:span text:style-name="T92_37">i</text:span><text:span text:style-name="T92_38"><text:s/></text:span><text:span text:style-name="T92_39">malen</text:span><text:span text:style-name="T92_40">.</text:span></text:p>
      <text:p text:style-name="P93"/>
      <text:p text:style-name="P94"/>
      <text:p text:style-name="P95"><text:span text:style-name="T95_1">7.<text:s/></text:span><text:span text:style-name="T95_2">Bokettersyn</text:span><text:span text:style-name="T95_3"><text:s/></text:span><text:span text:style-name="T95_4">for</text:span><text:span text:style-name="T95_5"><text:s/></text:span><text:span text:style-name="T95_6">vårens</text:span><text:span text:style-name="T95_7"><text:s/></text:span><text:span text:style-name="T95_8">søknader</text:span></text:p>
      <text:p text:style-name="P96"><text:span text:style-name="T96_1">Koordinator</text:span><text:span text:style-name="T96_2"><text:s/></text:span><text:span text:style-name="T96_3">ønsker</text:span><text:span text:style-name="T96_4"><text:s/></text:span><text:span text:style-name="T96_5">å</text:span><text:span text:style-name="T96_6"><text:s/></text:span><text:span text:style-name="T96_7">se</text:span><text:span text:style-name="T96_8"><text:s/></text:span><text:span text:style-name="T96_9">nærmere</text:span><text:span text:style-name="T96_10"><text:s/></text:span><text:span text:style-name="T96_11">på</text:span><text:span text:style-name="T96_12"><text:s/></text:span><text:span text:style-name="T96_13">Mikros</text:span><text:span text:style-name="T96_14"><text:s/></text:span><text:span text:style-name="T96_15">søknad</text:span><text:span text:style-name="T96_16"><text:s/></text:span><text:span text:style-name="T96_17">for</text:span><text:span text:style-name="T96_18"><text:s/></text:span><text:span text:style-name="T96_19">våren</text:span><text:span text:style-name="T96_20">,<text:s/></text:span><text:span text:style-name="T96_21">og</text:span><text:span text:style-name="T96_22"><text:s/></text:span><text:span text:style-name="T96_23">foreslår</text:span><text:span text:style-name="T96_24"><text:s/></text:span><text:span text:style-name="T96_25">å</text:span><text:span text:style-name="T96_26"><text:s/></text:span><text:span text:style-name="T96_27">kaste</text:span><text:span text:style-name="T96_28"><text:s/></text:span><text:span text:style-name="T96_29">terning</text:span><text:span text:style-name="T96_30"><text:s/></text:span><text:span text:style-name="T96_31">mellom</text:span><text:span text:style-name="T96_32"><text:s/></text:span><text:span text:style-name="T96_33">de</text:span><text:span text:style-name="T96_34"><text:s/></text:span><text:span text:style-name="T96_35">tre</text:span><text:span text:style-name="T96_36"><text:s/></text:span><text:span text:style-name="T96_37">andre</text:span><text:span text:style-name="T96_38"><text:s/></text:span><text:span text:style-name="T96_39">som</text:span><text:span text:style-name="T96_40"><text:s/></text:span><text:span text:style-name="T96_41">har</text:span><text:span text:style-name="T96_42"><text:s/></text:span><text:span text:style-name="T96_43">mottatt</text:span><text:span text:style-name="T96_44"><text:s/></text:span><text:span text:style-name="T96_45">støtte</text:span><text:span text:style-name="T96_46"><text:s/></text:span><text:span text:style-name="T96_47">denne</text:span><text:span text:style-name="T96_48"><text:s/></text:span><text:span text:style-name="T96_49">våren</text:span><text:span text:style-name="T96_50"><text:s/>(</text:span><text:span text:style-name="T96_51">CYB</text:span><text:span text:style-name="T96_52">,<text:s/></text:span><text:span text:style-name="T96_53">MAPS</text:span><text:span text:style-name="T96_54"><text:s/></text:span><text:span text:style-name="T96_55">og</text:span><text:span text:style-name="T96_56"><text:s/></text:span><text:span text:style-name="T96_57">fellesprosjektet</text:span><text:span text:style-name="T96_58"><text:s/></text:span><text:span text:style-name="T96_59">Foreningsfesten</text:span><text:span text:style-name="T96_60">;<text:s/></text:span><text:span text:style-name="T96_61">FIFI</text:span><text:span text:style-name="T96_62"><text:s/></text:span><text:span text:style-name="T96_63">har</text:span><text:span text:style-name="T96_64"><text:s/></text:span><text:span text:style-name="T96_65">fått</text:span><text:span text:style-name="T96_66"><text:s/></text:span><text:span text:style-name="T96_67">en</text:span><text:span text:style-name="T96_68"><text:s/></text:span><text:span text:style-name="T96_69">søknad</text:span><text:span text:style-name="T96_70"><text:s/></text:span><text:span text:style-name="T96_71">innvilget</text:span><text:span text:style-name="T96_72">,<text:s/></text:span><text:span text:style-name="T96_73">men</text:span><text:span text:style-name="T96_74"><text:s/></text:span><text:span text:style-name="T96_75">pengene</text:span><text:span text:style-name="T96_76"><text:s/></text:span><text:span text:style-name="T96_77">er</text:span><text:span text:style-name="T96_78"><text:s/></text:span><text:span text:style-name="T96_79">ennå</text:span><text:span text:style-name="T96_80"><text:s/></text:span><text:span text:style-name="T96_81">ikke</text:span><text:span text:style-name="T96_82"><text:s/></text:span><text:span text:style-name="T96_83">utbetalt</text:span><text:span text:style-name="T96_84"><text:s/></text:span><text:span text:style-name="T96_85">pga</text:span><text:span text:style-name="T96_86"><text:s/></text:span><text:span text:style-name="T96_87">manglende</text:span><text:span text:style-name="T96_88"><text:s/></text:span><text:span text:style-name="T96_89">kontonummer</text:span><text:span text:style-name="T96_90"><text:s/></text:span><text:span text:style-name="T96_91">og</text:span><text:span text:style-name="T96_92"><text:s/></text:span><text:span text:style-name="T96_93">vil</text:span><text:span text:style-name="T96_94"><text:s/></text:span><text:span text:style-name="T96_95">eventuelt</text:span><text:span text:style-name="T96_96"><text:s/></text:span><text:span text:style-name="T96_97">være</text:span><text:span text:style-name="T96_98"><text:s/></text:span><text:span text:style-name="T96_99">gjenstand</text:span><text:span text:style-name="T96_100"><text:s/></text:span><text:span text:style-name="T96_101">for</text:span><text:span text:style-name="T96_102"><text:s/></text:span><text:span text:style-name="T96_103">et</text:span><text:span text:style-name="T96_104"><text:s/></text:span><text:span text:style-name="T96_105">bokettersyn</text:span><text:span text:style-name="T96_106"><text:s/></text:span><text:span text:style-name="T96_107">neste</text:span><text:span text:style-name="T96_108"><text:s/></text:span><text:span text:style-name="T96_109">semester</text:span><text:span text:style-name="T96_110">).<text:s/></text:span><text:span text:style-name="T96_111">Foreslaget</text:span><text:span text:style-name="T96_112"><text:s/></text:span><text:span text:style-name="T96_113">godkjennes</text:span><text:span text:style-name="T96_114">,<text:s/></text:span><text:span text:style-name="T96_115">koordinator</text:span><text:span text:style-name="T96_116"><text:s/></text:span><text:span text:style-name="T96_117">kaster</text:span><text:span text:style-name="T96_118"><text:s/></text:span><text:span text:style-name="T96_119">terning</text:span><text:span text:style-name="T96_120">,<text:s/></text:span><text:span text:style-name="T96_121">og</text:span><text:span text:style-name="T96_122"><text:s/></text:span><text:span text:style-name="T96_123">den</text:span><text:span text:style-name="T96_124"><text:s/></text:span><text:span text:style-name="T96_125">lander</text:span><text:span text:style-name="T96_126"><text:s/></text:span><text:span text:style-name="T96_127">på</text:span><text:span text:style-name="T96_128"><text:s/></text:span><text:span text:style-name="T96_129">Foreningsfesten</text:span><text:span text:style-name="T96_130">.</text:span></text:p>
      <text:p text:style-name="P97"/>
      <text:p text:style-name="P98"><text:span text:style-name="T98_1">I</text:span><text:span text:style-name="T98_2"><text:s/></text:span><text:span text:style-name="T98_3">tillegg</text:span><text:span text:style-name="T98_4"><text:s/></text:span><text:span text:style-name="T98_5">blir</text:span><text:span text:style-name="T98_6"><text:s/></text:span><text:span text:style-name="T98_7">koordinator</text:span><text:span text:style-name="T98_8"><text:s/></text:span><text:span text:style-name="T98_9">bedt</text:span><text:span text:style-name="T98_10"><text:s/></text:span><text:span text:style-name="T98_11">om</text:span><text:span text:style-name="T98_12"><text:s/></text:span><text:span text:style-name="T98_13">å</text:span><text:span text:style-name="T98_14"><text:s/></text:span><text:span text:style-name="T98_15">tar</text:span><text:span text:style-name="T98_16"><text:s/></text:span><text:span text:style-name="T98_17">en</text:span><text:span text:style-name="T98_18"><text:s/></text:span><text:span text:style-name="T98_19">nærmere</text:span><text:span text:style-name="T98_20"><text:s/></text:span><text:span text:style-name="T98_21">titt</text:span><text:span text:style-name="T98_22"><text:s/></text:span><text:span text:style-name="T98_23">på</text:span><text:span text:style-name="T98_24"><text:s/></text:span><text:span text:style-name="T98_25">postene</text:span><text:span text:style-name="T98_26"><text:s/></text:span><text:span text:style-name="T98_27">for</text:span><text:span text:style-name="T98_28"><text:s/></text:span><text:span text:style-name="T98_29">orden</text:span><text:span text:style-name="T98_30"><text:s/></text:span><text:span text:style-name="T98_31">i</text:span><text:span text:style-name="T98_32"><text:s/></text:span><text:span text:style-name="T98_33">CYBs</text:span><text:span text:style-name="T98_34"><text:s/></text:span><text:span text:style-name="T98_35">tidligere</text:span><text:span text:style-name="T98_36"><text:s/></text:span><text:span text:style-name="T98_37">søknader</text:span><text:span text:style-name="T98_38">.</text:span></text:p>
      <text:p text:style-name="P99"/>
      <text:p text:style-name="P100"/>
      <text:p text:style-name="P101"><text:span text:style-name="T101_1">8.<text:s/></text:span><text:span text:style-name="T101_2">FU</text:span><text:span text:style-name="T101_3"><text:s/></text:span><text:span text:style-name="T101_4">i</text:span><text:span text:style-name="T101_5"><text:s/>2013</text:span></text:p>
      <text:p text:style-name="P102"><text:span text:style-name="T102_1">Koordinator</text:span><text:span text:style-name="T102_2"><text:s/></text:span><text:span text:style-name="T102_3">ønsker</text:span><text:span text:style-name="T102_4"><text:s/></text:span><text:span text:style-name="T102_5">å</text:span><text:span text:style-name="T102_6"><text:s/></text:span><text:span text:style-name="T102_7">gi</text:span><text:span text:style-name="T102_8"><text:s/></text:span><text:span text:style-name="T102_9">plassene</text:span><text:span text:style-name="T102_10"><text:s/></text:span><text:span text:style-name="T102_11">videre</text:span><text:span text:style-name="T102_12"><text:s/></text:span><text:span text:style-name="T102_13">da</text:span><text:span text:style-name="T102_14"><text:s/></text:span><text:span text:style-name="T102_15">han</text:span><text:span text:style-name="T102_16"><text:s/></text:span><text:span text:style-name="T102_17">ikke</text:span><text:span text:style-name="T102_18"><text:s/></text:span><text:span text:style-name="T102_19">har</text:span><text:span text:style-name="T102_20"><text:s/></text:span><text:span text:style-name="T102_21">hatt</text:span><text:span text:style-name="T102_22"><text:s/></text:span><text:span text:style-name="T102_23">et</text:span><text:span text:style-name="T102_24"><text:s/></text:span><text:span text:style-name="T102_25">stort</text:span><text:span text:style-name="T102_26"><text:s/></text:span><text:span text:style-name="T102_27">nok</text:span><text:span text:style-name="T102_28"><text:s/></text:span><text:span text:style-name="T102_29">overskudd</text:span><text:span text:style-name="T102_30"><text:s/></text:span><text:span text:style-name="T102_31">til</text:span><text:span text:style-name="T102_32"><text:s/></text:span><text:span text:style-name="T102_33">oppgaven</text:span><text:span text:style-name="T102_34"><text:s/></text:span><text:span text:style-name="T102_35">gjennom</text:span><text:span text:style-name="T102_36"><text:s/></text:span><text:span text:style-name="T102_37">våren</text:span><text:span text:style-name="T102_38"><text:s/></text:span><text:span text:style-name="T102_39">og</text:span><text:span text:style-name="T102_40"><text:s/></text:span><text:span text:style-name="T102_41">inn</text:span><text:span text:style-name="T102_42"><text:s/></text:span><text:span text:style-name="T102_43">i</text:span><text:span text:style-name="T102_44"><text:s/></text:span><text:span text:style-name="T102_45">høsten</text:span><text:span text:style-name="T102_46">.<text:s/></text:span><text:span text:style-name="T102_47">Det</text:span><text:span text:style-name="T102_48"><text:s/></text:span><text:span text:style-name="T102_49">blir</text:span><text:span text:style-name="T102_50"><text:s/></text:span><text:span text:style-name="T102_51">valg</text:span><text:span text:style-name="T102_52"><text:s/></text:span><text:span text:style-name="T102_53">av</text:span><text:span text:style-name="T102_54"><text:s/></text:span><text:span text:style-name="T102_55">ny</text:span><text:span text:style-name="T102_56"><text:s/></text:span><text:span text:style-name="T102_57">koordinator</text:span><text:span text:style-name="T102_58"><text:s/></text:span><text:span text:style-name="T102_59">på</text:span><text:span text:style-name="T102_60"><text:s/></text:span><text:span text:style-name="T102_61">høstens</text:span><text:span text:style-name="T102_62"><text:s/></text:span><text:span text:style-name="T102_63">siste</text:span><text:span text:style-name="T102_64"><text:s/></text:span><text:span text:style-name="T102_65">FU</text:span><text:span text:style-name="T102_66">-</text:span><text:span text:style-name="T102_67">møte</text:span><text:span text:style-name="T102_68">.</text:span></text:p>
      <text:p text:style-name="P103"/>
      <text:p text:style-name="P104"/>
      <text:p text:style-name="P105"><text:span text:style-name="T105_1">9<text:s/></text:span><text:span text:style-name="T105_2">Eventuelt</text:span></text:p>
      <text:p text:style-name="P106"><text:span text:style-name="T106_1">Ingen</text:span><text:span text:style-name="T106_2"><text:s/></text:span><text:span text:style-name="T106_3">saker</text:span><text:span text:style-name="T106_4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number style:num-format="1" text:start-value="6" text:style-name="List2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_1" style:family="text"/>
  </office:automatic-styles>
  <office:master-styles>
    <style:master-page style:name="Standard" style:page-layout-name="pm1">
      <style:footer>
        <text:p text:style-name="P1"><text:span text:style-name="T1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